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008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2.8528in"/>
    </style:style>
    <style:style style:name="co4" style:family="table-column">
      <style:table-column-properties fo:break-before="auto" style:column-width="0.9846in"/>
    </style:style>
    <style:style style:name="co5" style:family="table-column">
      <style:table-column-properties fo:break-before="auto" style:column-width="1.1709in"/>
    </style:style>
    <style:style style:name="co6" style:family="table-column">
      <style:table-column-properties fo:break-before="auto" style:column-width="1.3673in"/>
    </style:style>
    <style:style style:name="co7" style:family="table-column">
      <style:table-column-properties fo:break-before="auto" style:column-width="1.3236in"/>
    </style:style>
    <style:style style:name="co8" style:family="table-column">
      <style:table-column-properties fo:break-before="auto" style:column-width="1.4437in"/>
    </style:style>
    <style:style style:name="co9" style:family="table-column">
      <style:table-column-properties fo:break-before="auto" style:column-width="1.7165in"/>
    </style:style>
    <style:style style:name="co10" style:family="table-column">
      <style:table-column-properties fo:break-before="auto" style:column-width="1.7602in"/>
    </style:style>
    <style:style style:name="co11" style:family="table-column">
      <style:table-column-properties fo:break-before="auto" style:column-width="1.4874in"/>
    </style:style>
    <style:style style:name="co12" style:family="table-column">
      <style:table-column-properties fo:break-before="auto" style:column-width="1.0508in"/>
    </style:style>
    <style:style style:name="co13" style:family="table-column">
      <style:table-column-properties fo:break-before="auto" style:column-width="1.2252in"/>
    </style:style>
    <style:style style:name="co14" style:family="table-column">
      <style:table-column-properties fo:break-before="auto" style:column-width="0.8972in"/>
    </style:style>
    <style:style style:name="co15" style:family="table-column">
      <style:table-column-properties fo:break-before="auto" style:column-width="0.9744in"/>
    </style:style>
    <style:style style:name="co16" style:family="table-column">
      <style:table-column-properties fo:break-before="auto" style:column-width="0.8209in"/>
    </style:style>
    <style:style style:name="co17" style:family="table-column">
      <style:table-column-properties fo:break-before="auto" style:column-width="1.5425in"/>
    </style:style>
    <style:style style:name="co18" style:family="table-column">
      <style:table-column-properties fo:break-before="auto" style:column-width="1.5862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4" table:default-cell-style-name="Default"/>
        <table:table-row table:style-name="ro1">
          <table:table-cell table:number-columns-repeated="10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>
            <text:p>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</text:p>
          </table:table-cell>
          <table:table-cell table:number-columns-repeated="8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>
            <text:p><text:s/>Values (</text:p>
          </table:table-cell>
          <table:table-cell table:number-columns-repeated="8"/>
          <table:table-cell table:style-name="Default"/>
          <table:table-cell table:number-columns-repeated="12"/>
        </table:table-row>
        <table:table-row table:style-name="ro1">
          <table:table-cell office:value-type="string">
            <text:p>batch_no</text:p>
          </table:table-cell>
          <table:table-cell office:value-type="string">
            <text:p>inventory_code</text:p>
          </table:table-cell>
          <table:table-cell office:value-type="string">
            <text:p>inventory_name</text:p>
          </table:table-cell>
          <table:table-cell office:value-type="string">
            <text:p>inventory_unit</text:p>
          </table:table-cell>
          <table:table-cell office:value-type="string">
            <text:p>inventory_delunit</text:p>
          </table:table-cell>
          <table:table-cell office:value-type="string">
            <text:p>inventory_price_buy</text:p>
          </table:table-cell>
          <table:table-cell office:value-type="string">
            <text:p>inventory_disc_buy</text:p>
          </table:table-cell>
          <table:table-cell office:value-type="string">
            <text:p>inventory_base_price</text:p>
          </table:table-cell>
          <table:table-cell office:value-type="string">
            <text:p>inventory_base_minstock</text:p>
          </table:table-cell>
          <table:table-cell office:value-type="string">
            <text:p>inventory_base_maxstock</text:p>
          </table:table-cell>
          <table:table-cell table:style-name="Default" office:value-type="string">
            <text:p>inventory_expire_date</text:p>
          </table:table-cell>
          <table:table-cell office:value-type="string">
            <text:p>inventory_flags</text:p>
          </table:table-cell>
          <table:table-cell office:value-type="string">
            <text:p>inventory_isactive</text:p>
          </table:table-cell>
          <table:table-cell office:value-type="string">
            <text:p>xinv_groupid</text:p>
          </table:table-cell>
          <table:table-cell office:value-type="string">
            <text:p>xinv_factoryid</text:p>
          </table:table-cell>
          <table:table-cell office:value-type="string">
            <text:p>xinv_rackid</text:p>
          </table:table-cell>
          <table:table-cell office:value-type="string">
            <text:p>xinv_coa_persediaanid</text:p>
          </table:table-cell>
          <table:table-cell office:value-type="string">
            <text:p>xinv_coa_pendapatanid</text:p>
          </table:table-cell>
          <table:table-cell office:value-type="string">
            <text:p>xinv_coa_biayaid</text:p>
          </table:table-cell>
          <table:table-cell table:number-columns-repeated="4"/>
        </table:table-row>
        <table:table-row table:style-name="ro1">
          <table:table-cell office:value-type="string">
            <text:p>'000001'</text:p>
          </table:table-cell>
          <table:table-cell office:value-type="string">
            <text:p>'01019534'</text:p>
          </table:table-cell>
          <table:table-cell office:value-type="string">
            <text:p>'SODIUM CHLORIDE 500 ML OGB OTSU'</text:p>
          </table:table-cell>
          <table:table-cell office:value-type="string">
            <text:p>'FLS'</text:p>
          </table:table-cell>
          <table:table-cell office:value-type="string">
            <text:p>'BOX'</text:p>
          </table:table-cell>
          <table:table-cell office:value-type="string">
            <text:p>'5578'</text:p>
          </table:table-cell>
          <table:table-cell office:value-type="string">
            <text:p>'0'</text:p>
          </table:table-cell>
          <table:table-cell table:formula="of:=[.F5]" office:value-type="string" office:string-value="'5578'">
            <text:p>'5578'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  <table:table-cell office:value-type="string">
            <text:p>'2015/12/12'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&quot;'&quot;&amp;[.K5]&amp;&quot;'&quot;" office:value-type="string" office:string-value="''2015/12/12''">
            <text:p>''2015/12/12''</text:p>
          </table:table-cell>
          <table:table-cell table:formula="of:=LEFT(RIGHT([.T5];6);4)" office:value-type="string" office:string-value="2/12">
            <text:p>2/12</text:p>
          </table:table-cell>
          <table:table-cell table:formula="of:=RIGHT(LEFT([.T5];4);2)" office:value-type="string" office:string-value="20">
            <text:p>20</text:p>
          </table:table-cell>
          <table:table-cell table:formula="of:=&quot;'&quot;&amp;[.U5]&amp;&quot;/&quot;&amp;[.V5]&amp;&quot;/&quot;&amp;[.V5]&amp;&quot;'&quot;" office:value-type="string" office:string-value="'2/12/20/20'">
            <text:p>'2/12/20/20'</text:p>
          </table:table-cell>
        </table:table-row>
        <table:table-row table:style-name="ro1">
          <table:table-cell office:value-type="string">
            <text:p>'000002'</text:p>
          </table:table-cell>
          <table:table-cell office:value-type="string">
            <text:p>'01060077'</text:p>
          </table:table-cell>
          <table:table-cell office:value-type="string">
            <text:p>'LAB CK-NAC 2 X 62,5 ML'</text:p>
          </table:table-cell>
          <table:table-cell office:value-type="string">
            <text:p>'ALAT'</text:p>
          </table:table-cell>
          <table:table-cell office:value-type="string">
            <text:p>'BOX'</text:p>
          </table:table-cell>
          <table:table-cell table:number-columns-repeated="2" office:value-type="string">
            <text:p>'0'</text:p>
          </table:table-cell>
          <table:table-cell table:formula="of:=[.F6]" office:value-type="string" office:string-value="'0'">
            <text:p>'0'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  <table:table-cell office:value-type="string">
            <text:p>'2015/12/12'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&quot;'&quot;&amp;[.K6]&amp;&quot;'&quot;" office:value-type="string" office:string-value="''2015/12/12''">
            <text:p>''2015/12/12''</text:p>
          </table:table-cell>
          <table:table-cell table:formula="of:=LEFT(RIGHT([.T6];6);4)" office:value-type="string" office:string-value="2/12">
            <text:p>2/12</text:p>
          </table:table-cell>
          <table:table-cell table:formula="of:=RIGHT(LEFT([.T6];4);2)" office:value-type="string" office:string-value="20">
            <text:p>20</text:p>
          </table:table-cell>
          <table:table-cell table:formula="of:=&quot;'&quot;&amp;[.U6]&amp;&quot;/&quot;&amp;[.V6]&amp;&quot;/&quot;&amp;[.V6]&amp;&quot;'&quot;" office:value-type="string" office:string-value="'2/12/20/20'">
            <text:p>'2/12/20/20'</text:p>
          </table:table-cell>
        </table:table-row>
        <table:table-row table:style-name="ro1">
          <table:table-cell office:value-type="string">
            <text:p>'000003'</text:p>
          </table:table-cell>
          <table:table-cell office:value-type="string">
            <text:p>'01060078'</text:p>
          </table:table-cell>
          <table:table-cell office:value-type="string">
            <text:p>'LAB CK-MB 2 X 62,5 ML'</text:p>
          </table:table-cell>
          <table:table-cell office:value-type="string">
            <text:p>'ALAT'</text:p>
          </table:table-cell>
          <table:table-cell office:value-type="string">
            <text:p>'BOX'</text:p>
          </table:table-cell>
          <table:table-cell table:number-columns-repeated="2" office:value-type="string">
            <text:p>'0'</text:p>
          </table:table-cell>
          <table:table-cell table:formula="of:=[.F7]" office:value-type="string" office:string-value="'0'">
            <text:p>'0'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  <table:table-cell office:value-type="string">
            <text:p>'2015/12/12'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&quot;'&quot;&amp;[.K7]&amp;&quot;'&quot;" office:value-type="string" office:string-value="''2015/12/12''">
            <text:p>''2015/12/12''</text:p>
          </table:table-cell>
          <table:table-cell table:formula="of:=LEFT(RIGHT([.T7];6);4)" office:value-type="string" office:string-value="2/12">
            <text:p>2/12</text:p>
          </table:table-cell>
          <table:table-cell table:formula="of:=RIGHT(LEFT([.T7];4);2)" office:value-type="string" office:string-value="20">
            <text:p>20</text:p>
          </table:table-cell>
          <table:table-cell table:formula="of:=&quot;'&quot;&amp;[.U7]&amp;&quot;/&quot;&amp;[.V7]&amp;&quot;/&quot;&amp;[.V7]&amp;&quot;'&quot;" office:value-type="string" office:string-value="'2/12/20/20'">
            <text:p>'2/12/20/20'</text:p>
          </table:table-cell>
        </table:table-row>
        <table:table-row table:style-name="ro1">
          <table:table-cell office:value-type="string">
            <text:p>'000004'</text:p>
          </table:table-cell>
          <table:table-cell office:value-type="string">
            <text:p>'01060079'</text:p>
          </table:table-cell>
          <table:table-cell office:value-type="string">
            <text:p>'LAB HDL PRECIPITANT'</text:p>
          </table:table-cell>
          <table:table-cell office:value-type="string">
            <text:p>'ALAT'</text:p>
          </table:table-cell>
          <table:table-cell office:value-type="string">
            <text:p>'BOX'</text:p>
          </table:table-cell>
          <table:table-cell table:number-columns-repeated="2" office:value-type="string">
            <text:p>'0'</text:p>
          </table:table-cell>
          <table:table-cell table:formula="of:=[.F8]" office:value-type="string" office:string-value="'0'">
            <text:p>'0'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  <table:table-cell office:value-type="string">
            <text:p>'2015/12/12'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formula="of:=&quot;'&quot;&amp;[.K8]&amp;&quot;'&quot;" office:value-type="string" office:string-value="''2015/12/12''">
            <text:p>''2015/12/12''</text:p>
          </table:table-cell>
          <table:table-cell table:formula="of:=LEFT(RIGHT([.T8];6);4)" office:value-type="string" office:string-value="2/12">
            <text:p>2/12</text:p>
          </table:table-cell>
          <table:table-cell table:formula="of:=RIGHT(LEFT([.T8];4);2)" office:value-type="string" office:string-value="20">
            <text:p>20</text:p>
          </table:table-cell>
          <table:table-cell table:formula="of:=&quot;'&quot;&amp;[.U8]&amp;&quot;/&quot;&amp;[.V8]&amp;&quot;/&quot;&amp;[.V8]&amp;&quot;'&quot;" office:value-type="string" office:string-value="'2/12/20/20'">
            <text:p>'2/12/20/20'</text:p>
          </table:table-cell>
        </table:table-row>
        <table:table-row table:style-name="ro1">
          <table:table-cell office:value-type="string">
            <text:p>'000005'</text:p>
          </table:table-cell>
          <table:table-cell office:value-type="string">
            <text:p>'01019535'</text:p>
          </table:table-cell>
          <table:table-cell office:value-type="string">
            <text:p>'RANIVEL SYR 60 ML'</text:p>
          </table:table-cell>
          <table:table-cell office:value-type="string">
            <text:p>'FLS'</text:p>
          </table:table-cell>
          <table:table-cell office:value-type="string">
            <text:p>'BOX'</text:p>
          </table:table-cell>
          <table:table-cell office:value-type="string">
            <text:p>'38500'</text:p>
          </table:table-cell>
          <table:table-cell office:value-type="string">
            <text:p>'0'</text:p>
          </table:table-cell>
          <table:table-cell table:formula="of:=[.F9]" office:value-type="string" office:string-value="'38500'">
            <text:p>'38500'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  <table:table-cell office:value-type="string">
            <text:p>'2015/12/12'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formula="of:=&quot;'&quot;&amp;[.K9]&amp;&quot;'&quot;" office:value-type="string" office:string-value="''2015/12/12''">
            <text:p>''2015/12/12''</text:p>
          </table:table-cell>
          <table:table-cell table:formula="of:=LEFT(RIGHT([.T9];6);4)" office:value-type="string" office:string-value="2/12">
            <text:p>2/12</text:p>
          </table:table-cell>
          <table:table-cell table:formula="of:=RIGHT(LEFT([.T9];4);2)" office:value-type="string" office:string-value="20">
            <text:p>20</text:p>
          </table:table-cell>
          <table:table-cell table:formula="of:=&quot;'&quot;&amp;[.U9]&amp;&quot;/&quot;&amp;[.V9]&amp;&quot;/&quot;&amp;[.V9]&amp;&quot;'&quot;" office:value-type="string" office:string-value="'2/12/20/20'">
            <text:p>'2/12/20/20'</text:p>
          </table:table-cell>
        </table:table-row>
        <table:table-row table:style-name="ro1">
          <table:table-cell office:value-type="string">
            <text:p>'000006'</text:p>
          </table:table-cell>
          <table:table-cell office:value-type="string">
            <text:p>'01019536'</text:p>
          </table:table-cell>
          <table:table-cell office:value-type="string">
            <text:p>'CEFOPERAZONE INJ 1 GR'</text:p>
          </table:table-cell>
          <table:table-cell office:value-type="string">
            <text:p>'VIAL'</text:p>
          </table:table-cell>
          <table:table-cell office:value-type="string">
            <text:p>'BOX'</text:p>
          </table:table-cell>
          <table:table-cell office:value-type="string">
            <text:p>'148500'</text:p>
          </table:table-cell>
          <table:table-cell office:value-type="string">
            <text:p>'0'</text:p>
          </table:table-cell>
          <table:table-cell table:formula="of:=[.F10]" office:value-type="string" office:string-value="'148500'">
            <text:p>'148500'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  <table:table-cell office:value-type="string">
            <text:p>'2015/12/12'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&quot;'&quot;&amp;[.K10]&amp;&quot;'&quot;" office:value-type="string" office:string-value="''2015/12/12''">
            <text:p>''2015/12/12''</text:p>
          </table:table-cell>
          <table:table-cell table:formula="of:=LEFT(RIGHT([.T10];6);4)" office:value-type="string" office:string-value="2/12">
            <text:p>2/12</text:p>
          </table:table-cell>
          <table:table-cell table:formula="of:=RIGHT(LEFT([.T10];4);2)" office:value-type="string" office:string-value="20">
            <text:p>20</text:p>
          </table:table-cell>
          <table:table-cell table:formula="of:=&quot;'&quot;&amp;[.U10]&amp;&quot;/&quot;&amp;[.V10]&amp;&quot;/&quot;&amp;[.V10]&amp;&quot;'&quot;" office:value-type="string" office:string-value="'2/12/20/20'">
            <text:p>'2/12/20/20'</text:p>
          </table:table-cell>
        </table:table-row>
        <table:table-row table:style-name="ro1">
          <table:table-cell office:value-type="string">
            <text:p>'000007'</text:p>
          </table:table-cell>
          <table:table-cell office:value-type="string">
            <text:p>'01019537'</text:p>
          </table:table-cell>
          <table:table-cell office:value-type="string">
            <text:p>'TERANOL TAB 10 MG'</text:p>
          </table:table-cell>
          <table:table-cell table:number-columns-repeated="2" office:value-type="string">
            <text:p>'BOX'</text:p>
          </table:table-cell>
          <table:table-cell office:value-type="string">
            <text:p>'5197.5'</text:p>
          </table:table-cell>
          <table:table-cell office:value-type="string">
            <text:p>'0'</text:p>
          </table:table-cell>
          <table:table-cell table:formula="of:=[.F11]" office:value-type="string" office:string-value="'5197.5'">
            <text:p>'5197.5'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  <table:table-cell office:value-type="string">
            <text:p>'2015/12/12'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&quot;'&quot;&amp;[.K11]&amp;&quot;'&quot;" office:value-type="string" office:string-value="''2015/12/12''">
            <text:p>''2015/12/12''</text:p>
          </table:table-cell>
          <table:table-cell table:formula="of:=LEFT(RIGHT([.T11];6);4)" office:value-type="string" office:string-value="2/12">
            <text:p>2/12</text:p>
          </table:table-cell>
          <table:table-cell table:formula="of:=RIGHT(LEFT([.T11];4);2)" office:value-type="string" office:string-value="20">
            <text:p>20</text:p>
          </table:table-cell>
          <table:table-cell table:formula="of:=&quot;'&quot;&amp;[.U11]&amp;&quot;/&quot;&amp;[.V11]&amp;&quot;/&quot;&amp;[.V11]&amp;&quot;'&quot;" office:value-type="string" office:string-value="'2/12/20/20'">
            <text:p>'2/12/20/20'</text:p>
          </table:table-cell>
        </table:table-row>
        <table:table-row table:style-name="ro1">
          <table:table-cell office:value-type="string">
            <text:p>'000008'</text:p>
          </table:table-cell>
          <table:table-cell office:value-type="string">
            <text:p>'01019538'</text:p>
          </table:table-cell>
          <table:table-cell office:value-type="string">
            <text:p>'TROVENSIS INJ 4 MG'</text:p>
          </table:table-cell>
          <table:table-cell office:value-type="string">
            <text:p>'VIAL'</text:p>
          </table:table-cell>
          <table:table-cell office:value-type="string">
            <text:p>'BOX'</text:p>
          </table:table-cell>
          <table:table-cell office:value-type="string">
            <text:p>'40004'</text:p>
          </table:table-cell>
          <table:table-cell office:value-type="string">
            <text:p>'0'</text:p>
          </table:table-cell>
          <table:table-cell table:formula="of:=[.F12]" office:value-type="string" office:string-value="'40004'">
            <text:p>'40004'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  <table:table-cell office:value-type="string">
            <text:p>'2015/12/12'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&quot;'&quot;&amp;[.K12]&amp;&quot;'&quot;" office:value-type="string" office:string-value="''2015/12/12''">
            <text:p>''2015/12/12''</text:p>
          </table:table-cell>
          <table:table-cell table:formula="of:=LEFT(RIGHT([.T12];6);4)" office:value-type="string" office:string-value="2/12">
            <text:p>2/12</text:p>
          </table:table-cell>
          <table:table-cell table:formula="of:=RIGHT(LEFT([.T12];4);2)" office:value-type="string" office:string-value="20">
            <text:p>20</text:p>
          </table:table-cell>
          <table:table-cell table:formula="of:=&quot;'&quot;&amp;[.U12]&amp;&quot;/&quot;&amp;[.V12]&amp;&quot;/&quot;&amp;[.V12]&amp;&quot;'&quot;" office:value-type="string" office:string-value="'2/12/20/20'">
            <text:p>'2/12/20/20'</text:p>
          </table:table-cell>
        </table:table-row>
        <table:table-row table:style-name="ro1">
          <table:table-cell office:value-type="string">
            <text:p>'000009'</text:p>
          </table:table-cell>
          <table:table-cell office:value-type="string">
            <text:p>'01044186'</text:p>
          </table:table-cell>
          <table:table-cell office:value-type="string">
            <text:p>'CERTOFIX DUO PAED 413'</text:p>
          </table:table-cell>
          <table:table-cell office:value-type="string">
            <text:p>'ALAT'</text:p>
          </table:table-cell>
          <table:table-cell office:value-type="string">
            <text:p>'BOX'</text:p>
          </table:table-cell>
          <table:table-cell office:value-type="string">
            <text:p>'882900'</text:p>
          </table:table-cell>
          <table:table-cell office:value-type="string">
            <text:p>'0'</text:p>
          </table:table-cell>
          <table:table-cell table:formula="of:=[.F13]" office:value-type="string" office:string-value="'882900'">
            <text:p>'882900'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  <table:table-cell office:value-type="string">
            <text:p>'2015/12/12'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formula="of:=&quot;'&quot;&amp;[.K13]&amp;&quot;'&quot;" office:value-type="string" office:string-value="''2015/12/12''">
            <text:p>''2015/12/12''</text:p>
          </table:table-cell>
          <table:table-cell table:formula="of:=LEFT(RIGHT([.T13];6);4)" office:value-type="string" office:string-value="2/12">
            <text:p>2/12</text:p>
          </table:table-cell>
          <table:table-cell table:formula="of:=RIGHT(LEFT([.T13];4);2)" office:value-type="string" office:string-value="20">
            <text:p>20</text:p>
          </table:table-cell>
          <table:table-cell table:formula="of:=&quot;'&quot;&amp;[.U13]&amp;&quot;/&quot;&amp;[.V13]&amp;&quot;/&quot;&amp;[.V13]&amp;&quot;'&quot;" office:value-type="string" office:string-value="'2/12/20/20'">
            <text:p>'2/12/20/20'</text:p>
          </table:table-cell>
        </table:table-row>
        <table:table-row table:style-name="ro1">
          <table:table-cell office:value-type="string">
            <text:p>'000010'</text:p>
          </table:table-cell>
          <table:table-cell office:value-type="string">
            <text:p>'01019539'</text:p>
          </table:table-cell>
          <table:table-cell office:value-type="string">
            <text:p>'TROVENSIS INJ 8 MG'</text:p>
          </table:table-cell>
          <table:table-cell office:value-type="string">
            <text:p>'VIAL'</text:p>
          </table:table-cell>
          <table:table-cell office:value-type="string">
            <text:p>'BOX'</text:p>
          </table:table-cell>
          <table:table-cell office:value-type="string">
            <text:p>'81490'</text:p>
          </table:table-cell>
          <table:table-cell office:value-type="string">
            <text:p>'0'</text:p>
          </table:table-cell>
          <table:table-cell table:formula="of:=[.F14]" office:value-type="string" office:string-value="'81490'">
            <text:p>'81490'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  <table:table-cell office:value-type="string">
            <text:p>'2015/12/12'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formula="of:=&quot;'&quot;&amp;[.K14]&amp;&quot;'&quot;" office:value-type="string" office:string-value="''2015/12/12''">
            <text:p>''2015/12/12''</text:p>
          </table:table-cell>
          <table:table-cell table:formula="of:=LEFT(RIGHT([.T14];6);4)" office:value-type="string" office:string-value="2/12">
            <text:p>2/12</text:p>
          </table:table-cell>
          <table:table-cell table:formula="of:=RIGHT(LEFT([.T14];4);2)" office:value-type="string" office:string-value="20">
            <text:p>20</text:p>
          </table:table-cell>
          <table:table-cell table:formula="of:=&quot;'&quot;&amp;[.U14]&amp;&quot;/&quot;&amp;[.V14]&amp;&quot;/&quot;&amp;[.V14]&amp;&quot;'&quot;" office:value-type="string" office:string-value="'2/12/20/20'">
            <text:p>'2/12/20/20'</text:p>
          </table:table-cell>
        </table:table-row>
        <table:table-row table:style-name="ro1">
          <table:table-cell office:value-type="string">
            <text:p>'000011'</text:p>
          </table:table-cell>
          <table:table-cell office:value-type="string">
            <text:p>'01044187'</text:p>
          </table:table-cell>
          <table:table-cell office:value-type="string">
            <text:p>'DTL MIRACLE MIX GG'</text:p>
          </table:table-cell>
          <table:table-cell office:value-type="string">
            <text:p>'ALAT'</text:p>
          </table:table-cell>
          <table:table-cell office:value-type="string">
            <text:p>'BOX'</text:p>
          </table:table-cell>
          <table:table-cell table:number-columns-repeated="2" office:value-type="string">
            <text:p>'0'</text:p>
          </table:table-cell>
          <table:table-cell table:formula="of:=[.F15]" office:value-type="string" office:string-value="'0'">
            <text:p>'0'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  <table:table-cell office:value-type="string">
            <text:p>'2015/12/12'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&quot;'&quot;&amp;[.K15]&amp;&quot;'&quot;" office:value-type="string" office:string-value="''2015/12/12''">
            <text:p>''2015/12/12''</text:p>
          </table:table-cell>
          <table:table-cell table:formula="of:=LEFT(RIGHT([.T15];6);4)" office:value-type="string" office:string-value="2/12">
            <text:p>2/12</text:p>
          </table:table-cell>
          <table:table-cell table:formula="of:=RIGHT(LEFT([.T15];4);2)" office:value-type="string" office:string-value="20">
            <text:p>20</text:p>
          </table:table-cell>
          <table:table-cell table:formula="of:=&quot;'&quot;&amp;[.U15]&amp;&quot;/&quot;&amp;[.V15]&amp;&quot;/&quot;&amp;[.V15]&amp;&quot;'&quot;" office:value-type="string" office:string-value="'2/12/20/20'">
            <text:p>'2/12/20/20'</text:p>
          </table:table-cell>
        </table:table-row>
        <table:table-row table:style-name="ro1">
          <table:table-cell office:value-type="string">
            <text:p>'000012'</text:p>
          </table:table-cell>
          <table:table-cell office:value-type="string">
            <text:p>'01019540'</text:p>
          </table:table-cell>
          <table:table-cell office:value-type="string">
            <text:p>'CENDO PROTAGENTA TM 5 ML'</text:p>
          </table:table-cell>
          <table:table-cell office:value-type="string">
            <text:p>'FLS'</text:p>
          </table:table-cell>
          <table:table-cell office:value-type="string">
            <text:p>'BOX'</text:p>
          </table:table-cell>
          <table:table-cell office:value-type="string">
            <text:p>'53956'</text:p>
          </table:table-cell>
          <table:table-cell office:value-type="string">
            <text:p>'0'</text:p>
          </table:table-cell>
          <table:table-cell table:formula="of:=[.F16]" office:value-type="string" office:string-value="'53956'">
            <text:p>'53956'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  <table:table-cell office:value-type="string">
            <text:p>'2015/12/12'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&quot;'&quot;&amp;[.K16]&amp;&quot;'&quot;" office:value-type="string" office:string-value="''2015/12/12''">
            <text:p>''2015/12/12''</text:p>
          </table:table-cell>
          <table:table-cell table:formula="of:=LEFT(RIGHT([.T16];6);4)" office:value-type="string" office:string-value="2/12">
            <text:p>2/12</text:p>
          </table:table-cell>
          <table:table-cell table:formula="of:=RIGHT(LEFT([.T16];4);2)" office:value-type="string" office:string-value="20">
            <text:p>20</text:p>
          </table:table-cell>
          <table:table-cell table:formula="of:=&quot;'&quot;&amp;[.U16]&amp;&quot;/&quot;&amp;[.V16]&amp;&quot;/&quot;&amp;[.V16]&amp;&quot;'&quot;" office:value-type="string" office:string-value="'2/12/20/20'">
            <text:p>'2/12/20/20'</text:p>
          </table:table-cell>
        </table:table-row>
        <table:table-row table:style-name="ro1">
          <table:table-cell office:value-type="string">
            <text:p>'000013'</text:p>
          </table:table-cell>
          <table:table-cell office:value-type="string">
            <text:p>'01019541'</text:p>
          </table:table-cell>
          <table:table-cell office:value-type="string">
            <text:p>'IFLACORT <text:s/>CRM 10 GR'</text:p>
          </table:table-cell>
          <table:table-cell office:value-type="string">
            <text:p>'TUB'</text:p>
          </table:table-cell>
          <table:table-cell office:value-type="string">
            <text:p>'BOX'</text:p>
          </table:table-cell>
          <table:table-cell office:value-type="string">
            <text:p>'52320'</text:p>
          </table:table-cell>
          <table:table-cell office:value-type="string">
            <text:p>'0'</text:p>
          </table:table-cell>
          <table:table-cell table:formula="of:=[.F17]" office:value-type="string" office:string-value="'52320'">
            <text:p>'52320'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  <table:table-cell office:value-type="string">
            <text:p>'2015/12/12'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formula="of:=&quot;'&quot;&amp;[.K17]&amp;&quot;'&quot;" office:value-type="string" office:string-value="''2015/12/12''">
            <text:p>''2015/12/12''</text:p>
          </table:table-cell>
          <table:table-cell table:formula="of:=LEFT(RIGHT([.T17];6);4)" office:value-type="string" office:string-value="2/12">
            <text:p>2/12</text:p>
          </table:table-cell>
          <table:table-cell table:formula="of:=RIGHT(LEFT([.T17];4);2)" office:value-type="string" office:string-value="20">
            <text:p>20</text:p>
          </table:table-cell>
          <table:table-cell table:formula="of:=&quot;'&quot;&amp;[.U17]&amp;&quot;/&quot;&amp;[.V17]&amp;&quot;/&quot;&amp;[.V17]&amp;&quot;'&quot;" office:value-type="string" office:string-value="'2/12/20/20'">
            <text:p>'2/12/20/20'</text:p>
          </table:table-cell>
        </table:table-row>
        <table:table-row table:style-name="ro1">
          <table:table-cell office:value-type="string">
            <text:p>'000014'</text:p>
          </table:table-cell>
          <table:table-cell office:value-type="string">
            <text:p>'01019542'</text:p>
          </table:table-cell>
          <table:table-cell office:value-type="string">
            <text:p>'GLUCOBAY 50 MG TAB'</text:p>
          </table:table-cell>
          <table:table-cell table:number-columns-repeated="2" office:value-type="string">
            <text:p>'BOX'</text:p>
          </table:table-cell>
          <table:table-cell office:value-type="string">
            <text:p>'2219.4'</text:p>
          </table:table-cell>
          <table:table-cell office:value-type="string">
            <text:p>'0'</text:p>
          </table:table-cell>
          <table:table-cell table:formula="of:=[.F18]" office:value-type="string" office:string-value="'2219.4'">
            <text:p>'2219.4'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  <table:table-cell office:value-type="string">
            <text:p>'2015/12/12'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formula="of:=&quot;'&quot;&amp;[.K18]&amp;&quot;'&quot;" office:value-type="string" office:string-value="''2015/12/12''">
            <text:p>''2015/12/12''</text:p>
          </table:table-cell>
          <table:table-cell table:formula="of:=LEFT(RIGHT([.T18];6);4)" office:value-type="string" office:string-value="2/12">
            <text:p>2/12</text:p>
          </table:table-cell>
          <table:table-cell table:formula="of:=RIGHT(LEFT([.T18];4);2)" office:value-type="string" office:string-value="20">
            <text:p>20</text:p>
          </table:table-cell>
          <table:table-cell table:formula="of:=&quot;'&quot;&amp;[.U18]&amp;&quot;/&quot;&amp;[.V18]&amp;&quot;/&quot;&amp;[.V18]&amp;&quot;'&quot;" office:value-type="string" office:string-value="'2/12/20/20'">
            <text:p>'2/12/20/20'</text:p>
          </table:table-cell>
        </table:table-row>
        <table:table-row table:style-name="ro1">
          <table:table-cell office:value-type="string">
            <text:p>'000015'</text:p>
          </table:table-cell>
          <table:table-cell office:value-type="string">
            <text:p>'01019543'</text:p>
          </table:table-cell>
          <table:table-cell office:value-type="string">
            <text:p>'ICU BLISTRA 10 MG/10 ML INJ'</text:p>
          </table:table-cell>
          <table:table-cell office:value-type="string">
            <text:p>'AMP'</text:p>
          </table:table-cell>
          <table:table-cell office:value-type="string">
            <text:p>'BOX'</text:p>
          </table:table-cell>
          <table:table-cell office:value-type="string">
            <text:p>'193050'</text:p>
          </table:table-cell>
          <table:table-cell office:value-type="string">
            <text:p>'0'</text:p>
          </table:table-cell>
          <table:table-cell table:formula="of:=[.F19]" office:value-type="string" office:string-value="'193050'">
            <text:p>'193050'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  <table:table-cell office:value-type="string">
            <text:p>'2015/12/12'</text:p>
          </table:table-cell>
          <table:table-cell table:number-columns-repeated="4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formula="of:=&quot;'&quot;&amp;[.K19]&amp;&quot;'&quot;" office:value-type="string" office:string-value="''2015/12/12''">
            <text:p>''2015/12/12''</text:p>
          </table:table-cell>
          <table:table-cell table:formula="of:=LEFT(RIGHT([.T19];6);4)" office:value-type="string" office:string-value="2/12">
            <text:p>2/12</text:p>
          </table:table-cell>
          <table:table-cell table:formula="of:=RIGHT(LEFT([.T19];4);2)" office:value-type="string" office:string-value="20">
            <text:p>20</text:p>
          </table:table-cell>
          <table:table-cell table:formula="of:=&quot;'&quot;&amp;[.U19]&amp;&quot;/&quot;&amp;[.V19]&amp;&quot;/&quot;&amp;[.V19]&amp;&quot;'&quot;" office:value-type="string" office:string-value="'2/12/20/20'">
            <text:p>'2/12/20/20'</text:p>
          </table:table-cell>
        </table:table-row>
        <table:table-row table:style-name="ro1">
          <table:table-cell office:value-type="string">
            <text:p>'000016'</text:p>
          </table:table-cell>
          <table:table-cell office:value-type="string">
            <text:p>'01019544'</text:p>
          </table:table-cell>
          <table:table-cell office:value-type="string">
            <text:p>'SOCEF INJ 1 GR'</text:p>
          </table:table-cell>
          <table:table-cell office:value-type="string">
            <text:p>'VIAL'</text:p>
          </table:table-cell>
          <table:table-cell office:value-type="string">
            <text:p>'BOX'</text:p>
          </table:table-cell>
          <table:table-cell office:value-type="string">
            <text:p>'222750'</text:p>
          </table:table-cell>
          <table:table-cell office:value-type="string">
            <text:p>'0'</text:p>
          </table:table-cell>
          <table:table-cell table:formula="of:=[.F20]" office:value-type="string" office:string-value="'222750'">
            <text:p>'222750'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  <table:table-cell office:value-type="string">
            <text:p>'2015/12/12'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&quot;'&quot;&amp;[.K20]&amp;&quot;'&quot;" office:value-type="string" office:string-value="''2015/12/12''">
            <text:p>''2015/12/12''</text:p>
          </table:table-cell>
          <table:table-cell table:formula="of:=LEFT(RIGHT([.T20];6);4)" office:value-type="string" office:string-value="2/12">
            <text:p>2/12</text:p>
          </table:table-cell>
          <table:table-cell table:formula="of:=RIGHT(LEFT([.T20];4);2)" office:value-type="string" office:string-value="20">
            <text:p>20</text:p>
          </table:table-cell>
          <table:table-cell table:formula="of:=&quot;'&quot;&amp;[.U20]&amp;&quot;/&quot;&amp;[.V20]&amp;&quot;/&quot;&amp;[.V20]&amp;&quot;'&quot;" office:value-type="string" office:string-value="'2/12/20/20'">
            <text:p>'2/12/20/20'</text:p>
          </table:table-cell>
        </table:table-row>
        <table:table-row table:style-name="ro1">
          <table:table-cell office:value-type="string">
            <text:p>'000017'</text:p>
          </table:table-cell>
          <table:table-cell office:value-type="string">
            <text:p>'01019545'</text:p>
          </table:table-cell>
          <table:table-cell office:value-type="string">
            <text:p>'KETOPAIN INJ 30 MG'</text:p>
          </table:table-cell>
          <table:table-cell office:value-type="string">
            <text:p>'AMP'</text:p>
          </table:table-cell>
          <table:table-cell office:value-type="string">
            <text:p>'BOX'</text:p>
          </table:table-cell>
          <table:table-cell office:value-type="string">
            <text:p>'44550'</text:p>
          </table:table-cell>
          <table:table-cell office:value-type="string">
            <text:p>'0'</text:p>
          </table:table-cell>
          <table:table-cell table:formula="of:=[.F21]" office:value-type="string" office:string-value="'44550'">
            <text:p>'44550'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  <table:table-cell office:value-type="string">
            <text:p>'2015/12/12'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&quot;'&quot;&amp;[.K21]&amp;&quot;'&quot;" office:value-type="string" office:string-value="''2015/12/12''">
            <text:p>''2015/12/12''</text:p>
          </table:table-cell>
          <table:table-cell table:formula="of:=LEFT(RIGHT([.T21];6);4)" office:value-type="string" office:string-value="2/12">
            <text:p>2/12</text:p>
          </table:table-cell>
          <table:table-cell table:formula="of:=RIGHT(LEFT([.T21];4);2)" office:value-type="string" office:string-value="20">
            <text:p>20</text:p>
          </table:table-cell>
          <table:table-cell table:formula="of:=&quot;'&quot;&amp;[.U21]&amp;&quot;/&quot;&amp;[.V21]&amp;&quot;/&quot;&amp;[.V21]&amp;&quot;'&quot;" office:value-type="string" office:string-value="'2/12/20/20'">
            <text:p>'2/12/20/20'</text:p>
          </table:table-cell>
        </table:table-row>
        <table:table-row table:style-name="ro1">
          <table:table-cell office:value-type="string">
            <text:p>'000018'</text:p>
          </table:table-cell>
          <table:table-cell office:value-type="string">
            <text:p>'01044188'</text:p>
          </table:table-cell>
          <table:table-cell office:value-type="string">
            <text:p>'BENANG, VICRYL VCP 311 H'</text:p>
          </table:table-cell>
          <table:table-cell office:value-type="string">
            <text:p>'ALAT'</text:p>
          </table:table-cell>
          <table:table-cell office:value-type="string">
            <text:p>'BOX'</text:p>
          </table:table-cell>
          <table:table-cell office:value-type="string">
            <text:p>'134940'</text:p>
          </table:table-cell>
          <table:table-cell office:value-type="string">
            <text:p>'0'</text:p>
          </table:table-cell>
          <table:table-cell table:formula="of:=[.F22]" office:value-type="string" office:string-value="'134940'">
            <text:p>'134940'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  <table:table-cell office:value-type="string">
            <text:p>'2015/12/12'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&quot;'&quot;&amp;[.K22]&amp;&quot;'&quot;" office:value-type="string" office:string-value="''2015/12/12''">
            <text:p>''2015/12/12''</text:p>
          </table:table-cell>
          <table:table-cell table:formula="of:=LEFT(RIGHT([.T22];6);4)" office:value-type="string" office:string-value="2/12">
            <text:p>2/12</text:p>
          </table:table-cell>
          <table:table-cell table:formula="of:=RIGHT(LEFT([.T22];4);2)" office:value-type="string" office:string-value="20">
            <text:p>20</text:p>
          </table:table-cell>
          <table:table-cell table:formula="of:=&quot;'&quot;&amp;[.U22]&amp;&quot;/&quot;&amp;[.V22]&amp;&quot;/&quot;&amp;[.V22]&amp;&quot;'&quot;" office:value-type="string" office:string-value="'2/12/20/20'">
            <text:p>'2/12/20/20'</text:p>
          </table:table-cell>
        </table:table-row>
        <table:table-row table:style-name="ro1">
          <table:table-cell office:value-type="string">
            <text:p>'000019'</text:p>
          </table:table-cell>
          <table:table-cell office:value-type="string">
            <text:p>'01019546'</text:p>
          </table:table-cell>
          <table:table-cell office:value-type="string">
            <text:p>'SOMADRIL COMP TAB'</text:p>
          </table:table-cell>
          <table:table-cell office:value-type="string">
            <text:p>'TAB'</text:p>
          </table:table-cell>
          <table:table-cell office:value-type="string">
            <text:p>'BOX'</text:p>
          </table:table-cell>
          <table:table-cell office:value-type="string">
            <text:p>'5670'</text:p>
          </table:table-cell>
          <table:table-cell office:value-type="string">
            <text:p>'0'</text:p>
          </table:table-cell>
          <table:table-cell table:formula="of:=[.F23]" office:value-type="string" office:string-value="'5670'">
            <text:p>'5670'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  <table:table-cell office:value-type="string">
            <text:p>'2015/12/12'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&quot;'&quot;&amp;[.K23]&amp;&quot;'&quot;" office:value-type="string" office:string-value="''2015/12/12''">
            <text:p>''2015/12/12''</text:p>
          </table:table-cell>
          <table:table-cell table:formula="of:=LEFT(RIGHT([.T23];6);4)" office:value-type="string" office:string-value="2/12">
            <text:p>2/12</text:p>
          </table:table-cell>
          <table:table-cell table:formula="of:=RIGHT(LEFT([.T23];4);2)" office:value-type="string" office:string-value="20">
            <text:p>20</text:p>
          </table:table-cell>
          <table:table-cell table:formula="of:=&quot;'&quot;&amp;[.U23]&amp;&quot;/&quot;&amp;[.V23]&amp;&quot;/&quot;&amp;[.V23]&amp;&quot;'&quot;" office:value-type="string" office:string-value="'2/12/20/20'">
            <text:p>'2/12/20/20'</text:p>
          </table:table-cell>
        </table:table-row>
        <table:table-row table:style-name="ro1">
          <table:table-cell office:value-type="string">
            <text:p>'000020'</text:p>
          </table:table-cell>
          <table:table-cell office:value-type="string">
            <text:p>'01060080'</text:p>
          </table:table-cell>
          <table:table-cell office:value-type="string">
            <text:p>'UREA 2 X 62,5 ML'</text:p>
          </table:table-cell>
          <table:table-cell office:value-type="string">
            <text:p>'ALAT'</text:p>
          </table:table-cell>
          <table:table-cell office:value-type="string">
            <text:p>'BOX'</text:p>
          </table:table-cell>
          <table:table-cell table:number-columns-repeated="2" office:value-type="string">
            <text:p>'0'</text:p>
          </table:table-cell>
          <table:table-cell table:formula="of:=[.F24]" office:value-type="string" office:string-value="'0'">
            <text:p>'0'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  <table:table-cell office:value-type="string">
            <text:p>'2015/12/12'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formula="of:=&quot;'&quot;&amp;[.K24]&amp;&quot;'&quot;" office:value-type="string" office:string-value="''2015/12/12''">
            <text:p>''2015/12/12''</text:p>
          </table:table-cell>
          <table:table-cell table:formula="of:=LEFT(RIGHT([.T24];6);4)" office:value-type="string" office:string-value="2/12">
            <text:p>2/12</text:p>
          </table:table-cell>
          <table:table-cell table:formula="of:=RIGHT(LEFT([.T24];4);2)" office:value-type="string" office:string-value="20">
            <text:p>20</text:p>
          </table:table-cell>
          <table:table-cell table:formula="of:=&quot;'&quot;&amp;[.U24]&amp;&quot;/&quot;&amp;[.V24]&amp;&quot;/&quot;&amp;[.V24]&amp;&quot;'&quot;" office:value-type="string" office:string-value="'2/12/20/20'">
            <text:p>'2/12/20/20'</text:p>
          </table:table-cell>
        </table:table-row>
        <table:table-row table:style-name="ro1">
          <table:table-cell office:value-type="string">
            <text:p>'000021'</text:p>
          </table:table-cell>
          <table:table-cell office:value-type="string">
            <text:p>'01019547'</text:p>
          </table:table-cell>
          <table:table-cell office:value-type="string">
            <text:p>'TAPROS INJ 3,75 MG'</text:p>
          </table:table-cell>
          <table:table-cell table:number-columns-repeated="2" office:value-type="string">
            <text:p>'BOX'</text:p>
          </table:table-cell>
          <table:table-cell office:value-type="string">
            <text:p>'2114679.15'</text:p>
          </table:table-cell>
          <table:table-cell office:value-type="string">
            <text:p>'0'</text:p>
          </table:table-cell>
          <table:table-cell table:formula="of:=[.F25]" office:value-type="string" office:string-value="'2114679.15'">
            <text:p>'2114679.15'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  <table:table-cell office:value-type="string">
            <text:p>'2015/12/12'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formula="of:=&quot;'&quot;&amp;[.K25]&amp;&quot;'&quot;" office:value-type="string" office:string-value="''2015/12/12''">
            <text:p>''2015/12/12''</text:p>
          </table:table-cell>
          <table:table-cell table:formula="of:=LEFT(RIGHT([.T25];6);4)" office:value-type="string" office:string-value="2/12">
            <text:p>2/12</text:p>
          </table:table-cell>
          <table:table-cell table:formula="of:=RIGHT(LEFT([.T25];4);2)" office:value-type="string" office:string-value="20">
            <text:p>20</text:p>
          </table:table-cell>
          <table:table-cell table:formula="of:=&quot;'&quot;&amp;[.U25]&amp;&quot;/&quot;&amp;[.V25]&amp;&quot;/&quot;&amp;[.V25]&amp;&quot;'&quot;" office:value-type="string" office:string-value="'2/12/20/20'">
            <text:p>'2/12/20/20'</text:p>
          </table:table-cell>
        </table:table-row>
        <table:table-row table:style-name="ro1">
          <table:table-cell office:value-type="string">
            <text:p>'000022'</text:p>
          </table:table-cell>
          <table:table-cell office:value-type="string">
            <text:p>'01044189'</text:p>
          </table:table-cell>
          <table:table-cell office:value-type="string">
            <text:p>'WUNDRES N 10 X 10'</text:p>
          </table:table-cell>
          <table:table-cell office:value-type="string">
            <text:p>'ALAT'</text:p>
          </table:table-cell>
          <table:table-cell office:value-type="string">
            <text:p>'BOX'</text:p>
          </table:table-cell>
          <table:table-cell office:value-type="string">
            <text:p>'95040'</text:p>
          </table:table-cell>
          <table:table-cell office:value-type="string">
            <text:p>'0'</text:p>
          </table:table-cell>
          <table:table-cell table:formula="of:=[.F26]" office:value-type="string" office:string-value="'95040'">
            <text:p>'95040'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  <table:table-cell office:value-type="string">
            <text:p>'2015/12/12'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&quot;'&quot;&amp;[.K26]&amp;&quot;'&quot;" office:value-type="string" office:string-value="''2015/12/12''">
            <text:p>''2015/12/12''</text:p>
          </table:table-cell>
          <table:table-cell table:formula="of:=LEFT(RIGHT([.T26];6);4)" office:value-type="string" office:string-value="2/12">
            <text:p>2/12</text:p>
          </table:table-cell>
          <table:table-cell table:formula="of:=RIGHT(LEFT([.T26];4);2)" office:value-type="string" office:string-value="20">
            <text:p>20</text:p>
          </table:table-cell>
          <table:table-cell table:formula="of:=&quot;'&quot;&amp;[.U26]&amp;&quot;/&quot;&amp;[.V26]&amp;&quot;/&quot;&amp;[.V26]&amp;&quot;'&quot;" office:value-type="string" office:string-value="'2/12/20/20'">
            <text:p>'2/12/20/20'</text:p>
          </table:table-cell>
        </table:table-row>
        <table:table-row table:style-name="ro1">
          <table:table-cell office:value-type="string">
            <text:p>'000023'</text:p>
          </table:table-cell>
          <table:table-cell office:value-type="string">
            <text:p>'01044190'</text:p>
          </table:table-cell>
          <table:table-cell office:value-type="string">
            <text:p>'WUNDRES B 10 X 20'</text:p>
          </table:table-cell>
          <table:table-cell office:value-type="string">
            <text:p>'ALAT'</text:p>
          </table:table-cell>
          <table:table-cell office:value-type="string">
            <text:p>'BOX'</text:p>
          </table:table-cell>
          <table:table-cell office:value-type="string">
            <text:p>'148500'</text:p>
          </table:table-cell>
          <table:table-cell office:value-type="string">
            <text:p>'0'</text:p>
          </table:table-cell>
          <table:table-cell table:formula="of:=[.F27]" office:value-type="string" office:string-value="'148500'">
            <text:p>'148500'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  <table:table-cell office:value-type="string">
            <text:p>'2015/12/12'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&quot;'&quot;&amp;[.K27]&amp;&quot;'&quot;" office:value-type="string" office:string-value="''2015/12/12''">
            <text:p>''2015/12/12''</text:p>
          </table:table-cell>
          <table:table-cell table:formula="of:=LEFT(RIGHT([.T27];6);4)" office:value-type="string" office:string-value="2/12">
            <text:p>2/12</text:p>
          </table:table-cell>
          <table:table-cell table:formula="of:=RIGHT(LEFT([.T27];4);2)" office:value-type="string" office:string-value="20">
            <text:p>20</text:p>
          </table:table-cell>
          <table:table-cell table:formula="of:=&quot;'&quot;&amp;[.U27]&amp;&quot;/&quot;&amp;[.V27]&amp;&quot;/&quot;&amp;[.V27]&amp;&quot;'&quot;" office:value-type="string" office:string-value="'2/12/20/20'">
            <text:p>'2/12/20/20'</text:p>
          </table:table-cell>
        </table:table-row>
        <table:table-row table:style-name="ro1">
          <table:table-cell office:value-type="string">
            <text:p>'000024'</text:p>
          </table:table-cell>
          <table:table-cell office:value-type="string">
            <text:p>'01060081'</text:p>
          </table:table-cell>
          <table:table-cell office:value-type="string">
            <text:p>'LAB ELICAL <text:s/>2'</text:p>
          </table:table-cell>
          <table:table-cell office:value-type="string">
            <text:p>'ALAT'</text:p>
          </table:table-cell>
          <table:table-cell office:value-type="string">
            <text:p>'BOX'</text:p>
          </table:table-cell>
          <table:table-cell table:number-columns-repeated="2" office:value-type="string">
            <text:p>'0'</text:p>
          </table:table-cell>
          <table:table-cell table:formula="of:=[.F28]" office:value-type="string" office:string-value="'0'">
            <text:p>'0'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  <table:table-cell office:value-type="string">
            <text:p>'2015/12/12'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&quot;'&quot;&amp;[.K28]&amp;&quot;'&quot;" office:value-type="string" office:string-value="''2015/12/12''">
            <text:p>''2015/12/12''</text:p>
          </table:table-cell>
          <table:table-cell table:formula="of:=LEFT(RIGHT([.T28];6);4)" office:value-type="string" office:string-value="2/12">
            <text:p>2/12</text:p>
          </table:table-cell>
          <table:table-cell table:formula="of:=RIGHT(LEFT([.T28];4);2)" office:value-type="string" office:string-value="20">
            <text:p>20</text:p>
          </table:table-cell>
          <table:table-cell table:formula="of:=&quot;'&quot;&amp;[.U28]&amp;&quot;/&quot;&amp;[.V28]&amp;&quot;/&quot;&amp;[.V28]&amp;&quot;'&quot;" office:value-type="string" office:string-value="'2/12/20/20'">
            <text:p>'2/12/20/20'</text:p>
          </table:table-cell>
        </table:table-row>
        <table:table-row table:style-name="ro1">
          <table:table-cell office:value-type="string">
            <text:p>'000025'</text:p>
          </table:table-cell>
          <table:table-cell office:value-type="string">
            <text:p>'01019548'</text:p>
          </table:table-cell>
          <table:table-cell office:value-type="string">
            <text:p>'WIDA NS 1000 ML OGB'</text:p>
          </table:table-cell>
          <table:table-cell office:value-type="string">
            <text:p>'FLS'</text:p>
          </table:table-cell>
          <table:table-cell office:value-type="string">
            <text:p>'BOX'</text:p>
          </table:table-cell>
          <table:table-cell office:value-type="string">
            <text:p>'14107'</text:p>
          </table:table-cell>
          <table:table-cell office:value-type="string">
            <text:p>'0'</text:p>
          </table:table-cell>
          <table:table-cell table:formula="of:=[.F29]" office:value-type="string" office:string-value="'14107'">
            <text:p>'14107'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  <table:table-cell office:value-type="string">
            <text:p>'2015/12/12'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formula="of:=&quot;'&quot;&amp;[.K29]&amp;&quot;'&quot;" office:value-type="string" office:string-value="''2015/12/12''">
            <text:p>''2015/12/12''</text:p>
          </table:table-cell>
          <table:table-cell table:formula="of:=LEFT(RIGHT([.T29];6);4)" office:value-type="string" office:string-value="2/12">
            <text:p>2/12</text:p>
          </table:table-cell>
          <table:table-cell table:formula="of:=RIGHT(LEFT([.T29];4);2)" office:value-type="string" office:string-value="20">
            <text:p>20</text:p>
          </table:table-cell>
          <table:table-cell table:formula="of:=&quot;'&quot;&amp;[.U29]&amp;&quot;/&quot;&amp;[.V29]&amp;&quot;/&quot;&amp;[.V29]&amp;&quot;'&quot;" office:value-type="string" office:string-value="'2/12/20/20'">
            <text:p>'2/12/20/20'</text:p>
          </table:table-cell>
        </table:table-row>
        <table:table-row table:style-name="ro1">
          <table:table-cell office:value-type="string">
            <text:p>'000026'</text:p>
          </table:table-cell>
          <table:table-cell office:value-type="string">
            <text:p>'01033224'</text:p>
          </table:table-cell>
          <table:table-cell office:value-type="string">
            <text:p>'MADU TAWON BIMA BESAR'</text:p>
          </table:table-cell>
          <table:table-cell office:value-type="string">
            <text:p>'BOT'</text:p>
          </table:table-cell>
          <table:table-cell office:value-type="string">
            <text:p>'BOX'</text:p>
          </table:table-cell>
          <table:table-cell office:value-type="string">
            <text:p>'27000'</text:p>
          </table:table-cell>
          <table:table-cell office:value-type="string">
            <text:p>'0'</text:p>
          </table:table-cell>
          <table:table-cell table:formula="of:=[.F30]" office:value-type="string" office:string-value="'27000'">
            <text:p>'27000'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  <table:table-cell office:value-type="string">
            <text:p>'2015/12/12'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formula="of:=&quot;'&quot;&amp;[.K30]&amp;&quot;'&quot;" office:value-type="string" office:string-value="''2015/12/12''">
            <text:p>''2015/12/12''</text:p>
          </table:table-cell>
          <table:table-cell table:formula="of:=LEFT(RIGHT([.T30];6);4)" office:value-type="string" office:string-value="2/12">
            <text:p>2/12</text:p>
          </table:table-cell>
          <table:table-cell table:formula="of:=RIGHT(LEFT([.T30];4);2)" office:value-type="string" office:string-value="20">
            <text:p>20</text:p>
          </table:table-cell>
          <table:table-cell table:formula="of:=&quot;'&quot;&amp;[.U30]&amp;&quot;/&quot;&amp;[.V30]&amp;&quot;/&quot;&amp;[.V30]&amp;&quot;'&quot;" office:value-type="string" office:string-value="'2/12/20/20'">
            <text:p>'2/12/20/20'</text:p>
          </table:table-cell>
        </table:table-row>
        <table:table-row table:style-name="ro1">
          <table:table-cell office:value-type="string">
            <text:p>'000027'</text:p>
          </table:table-cell>
          <table:table-cell office:value-type="string">
            <text:p>'01033225'</text:p>
          </table:table-cell>
          <table:table-cell office:value-type="string">
            <text:p>'MADU TAWON BIMA KECIL'</text:p>
          </table:table-cell>
          <table:table-cell office:value-type="string">
            <text:p>'BOT'</text:p>
          </table:table-cell>
          <table:table-cell office:value-type="string">
            <text:p>'BOX'</text:p>
          </table:table-cell>
          <table:table-cell office:value-type="string">
            <text:p>'20250'</text:p>
          </table:table-cell>
          <table:table-cell office:value-type="string">
            <text:p>'0'</text:p>
          </table:table-cell>
          <table:table-cell table:formula="of:=[.F31]" office:value-type="string" office:string-value="'20250'">
            <text:p>'20250'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  <table:table-cell office:value-type="string">
            <text:p>'2015/12/12'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&quot;'&quot;&amp;[.K31]&amp;&quot;'&quot;" office:value-type="string" office:string-value="''2015/12/12''">
            <text:p>''2015/12/12''</text:p>
          </table:table-cell>
          <table:table-cell table:formula="of:=LEFT(RIGHT([.T31];6);4)" office:value-type="string" office:string-value="2/12">
            <text:p>2/12</text:p>
          </table:table-cell>
          <table:table-cell table:formula="of:=RIGHT(LEFT([.T31];4);2)" office:value-type="string" office:string-value="20">
            <text:p>20</text:p>
          </table:table-cell>
          <table:table-cell table:formula="of:=&quot;'&quot;&amp;[.U31]&amp;&quot;/&quot;&amp;[.V31]&amp;&quot;/&quot;&amp;[.V31]&amp;&quot;'&quot;" office:value-type="string" office:string-value="'2/12/20/20'">
            <text:p>'2/12/20/20'</text:p>
          </table:table-cell>
        </table:table-row>
        <table:table-row table:style-name="ro1">
          <table:table-cell office:value-type="string">
            <text:p>'000028'</text:p>
          </table:table-cell>
          <table:table-cell office:value-type="string">
            <text:p>'01019549'</text:p>
          </table:table-cell>
          <table:table-cell office:value-type="string">
            <text:p>'SODIUM CHLORIDE <text:s/>1000 ML OTSU OGB'</text:p>
          </table:table-cell>
          <table:table-cell office:value-type="string">
            <text:p>'FLS'</text:p>
          </table:table-cell>
          <table:table-cell office:value-type="string">
            <text:p>'BOX'</text:p>
          </table:table-cell>
          <table:table-cell office:value-type="string">
            <text:p>'14107'</text:p>
          </table:table-cell>
          <table:table-cell office:value-type="string">
            <text:p>'0'</text:p>
          </table:table-cell>
          <table:table-cell table:formula="of:=[.F32]" office:value-type="string" office:string-value="'14107'">
            <text:p>'14107'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  <table:table-cell office:value-type="string">
            <text:p>'2015/12/12'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&quot;'&quot;&amp;[.K32]&amp;&quot;'&quot;" office:value-type="string" office:string-value="''2015/12/12''">
            <text:p>''2015/12/12''</text:p>
          </table:table-cell>
          <table:table-cell table:formula="of:=LEFT(RIGHT([.T32];6);4)" office:value-type="string" office:string-value="2/12">
            <text:p>2/12</text:p>
          </table:table-cell>
          <table:table-cell table:formula="of:=RIGHT(LEFT([.T32];4);2)" office:value-type="string" office:string-value="20">
            <text:p>20</text:p>
          </table:table-cell>
          <table:table-cell table:formula="of:=&quot;'&quot;&amp;[.U32]&amp;&quot;/&quot;&amp;[.V32]&amp;&quot;/&quot;&amp;[.V32]&amp;&quot;'&quot;" office:value-type="string" office:string-value="'2/12/20/20'">
            <text:p>'2/12/20/20'</text:p>
          </table:table-cell>
        </table:table-row>
        <table:table-row table:style-name="ro1">
          <table:table-cell office:value-type="string">
            <text:p>'000029'</text:p>
          </table:table-cell>
          <table:table-cell office:value-type="string">
            <text:p>'01019550'</text:p>
          </table:table-cell>
          <table:table-cell office:value-type="string">
            <text:p>'NOVORAVID INJ 100- IU'</text:p>
          </table:table-cell>
          <table:table-cell office:value-type="string">
            <text:p>'VIAL'</text:p>
          </table:table-cell>
          <table:table-cell office:value-type="string">
            <text:p>'BOX'</text:p>
          </table:table-cell>
          <table:table-cell office:value-type="string">
            <text:p>'473715'</text:p>
          </table:table-cell>
          <table:table-cell office:value-type="string">
            <text:p>'0'</text:p>
          </table:table-cell>
          <table:table-cell table:formula="of:=[.F33]" office:value-type="string" office:string-value="'473715'">
            <text:p>'473715'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  <table:table-cell office:value-type="string">
            <text:p>'2015/12/12'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formula="of:=&quot;'&quot;&amp;[.K33]&amp;&quot;'&quot;" office:value-type="string" office:string-value="''2015/12/12''">
            <text:p>''2015/12/12''</text:p>
          </table:table-cell>
          <table:table-cell table:formula="of:=LEFT(RIGHT([.T33];6);4)" office:value-type="string" office:string-value="2/12">
            <text:p>2/12</text:p>
          </table:table-cell>
          <table:table-cell table:formula="of:=RIGHT(LEFT([.T33];4);2)" office:value-type="string" office:string-value="20">
            <text:p>20</text:p>
          </table:table-cell>
          <table:table-cell table:formula="of:=&quot;'&quot;&amp;[.U33]&amp;&quot;/&quot;&amp;[.V33]&amp;&quot;/&quot;&amp;[.V33]&amp;&quot;'&quot;" office:value-type="string" office:string-value="'2/12/20/20'">
            <text:p>'2/12/20/20'</text:p>
          </table:table-cell>
        </table:table-row>
        <table:table-row table:style-name="ro1">
          <table:table-cell office:value-type="string">
            <text:p>'000030'</text:p>
          </table:table-cell>
          <table:table-cell office:value-type="string">
            <text:p>'01019551'</text:p>
          </table:table-cell>
          <table:table-cell office:value-type="string">
            <text:p>'ONDANE INJ 2 MG/2ML'</text:p>
          </table:table-cell>
          <table:table-cell office:value-type="string">
            <text:p>'AMP'</text:p>
          </table:table-cell>
          <table:table-cell office:value-type="string">
            <text:p>'BOX'</text:p>
          </table:table-cell>
          <table:table-cell office:value-type="string">
            <text:p>'26700'</text:p>
          </table:table-cell>
          <table:table-cell office:value-type="string">
            <text:p>'0'</text:p>
          </table:table-cell>
          <table:table-cell table:formula="of:=[.F34]" office:value-type="string" office:string-value="'26700'">
            <text:p>'26700'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  <table:table-cell office:value-type="string">
            <text:p>'2015/12/12'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formula="of:=&quot;'&quot;&amp;[.K34]&amp;&quot;'&quot;" office:value-type="string" office:string-value="''2015/12/12''">
            <text:p>''2015/12/12''</text:p>
          </table:table-cell>
          <table:table-cell table:formula="of:=LEFT(RIGHT([.T34];6);4)" office:value-type="string" office:string-value="2/12">
            <text:p>2/12</text:p>
          </table:table-cell>
          <table:table-cell table:formula="of:=RIGHT(LEFT([.T34];4);2)" office:value-type="string" office:string-value="20">
            <text:p>20</text:p>
          </table:table-cell>
          <table:table-cell table:formula="of:=&quot;'&quot;&amp;[.U34]&amp;&quot;/&quot;&amp;[.V34]&amp;&quot;/&quot;&amp;[.V34]&amp;&quot;'&quot;" office:value-type="string" office:string-value="'2/12/20/20'">
            <text:p>'2/12/20/20'</text:p>
          </table:table-cell>
        </table:table-row>
        <table:table-row table:style-name="ro1">
          <table:table-cell office:value-type="string">
            <text:p>'000031'</text:p>
          </table:table-cell>
          <table:table-cell office:value-type="string">
            <text:p>'01019552'</text:p>
          </table:table-cell>
          <table:table-cell office:value-type="string">
            <text:p>'EUVAX B 0,5 VAKSIN ADULT'</text:p>
          </table:table-cell>
          <table:table-cell office:value-type="string">
            <text:p>'VIAL'</text:p>
          </table:table-cell>
          <table:table-cell office:value-type="string">
            <text:p>'BOX'</text:p>
          </table:table-cell>
          <table:table-cell office:value-type="string">
            <text:p>'61817'</text:p>
          </table:table-cell>
          <table:table-cell office:value-type="string">
            <text:p>'0'</text:p>
          </table:table-cell>
          <table:table-cell table:formula="of:=[.F35]" office:value-type="string" office:string-value="'61817'">
            <text:p>'61817'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  <table:table-cell office:value-type="string">
            <text:p>'2015/12/12'</text:p>
          </table:table-cell>
          <table:table-cell table:number-columns-repeated="4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formula="of:=&quot;'&quot;&amp;[.K35]&amp;&quot;'&quot;" office:value-type="string" office:string-value="''2015/12/12''">
            <text:p>''2015/12/12''</text:p>
          </table:table-cell>
          <table:table-cell table:formula="of:=LEFT(RIGHT([.T35];6);4)" office:value-type="string" office:string-value="2/12">
            <text:p>2/12</text:p>
          </table:table-cell>
          <table:table-cell table:formula="of:=RIGHT(LEFT([.T35];4);2)" office:value-type="string" office:string-value="20">
            <text:p>20</text:p>
          </table:table-cell>
          <table:table-cell table:formula="of:=&quot;'&quot;&amp;[.U35]&amp;&quot;/&quot;&amp;[.V35]&amp;&quot;/&quot;&amp;[.V35]&amp;&quot;'&quot;" office:value-type="string" office:string-value="'2/12/20/20'">
            <text:p>'2/12/20/20'</text:p>
          </table:table-cell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formula="of:=[.$B$2]&amp;[.$B$3]&amp;[.A5]&amp;&quot; , &quot;&amp;[.B5]&amp;&quot; , &quot;&amp;[.C5]&amp;&quot; , &quot;&amp;[.D5]&amp;&quot; , &quot;&amp;[.E5]&amp;&quot; , &quot;&amp;[.F5]&amp;&quot; , &quot;&amp;[.G5]&amp;&quot; , &quot;&amp;[.H5]&amp;&quot; , &quot;&amp;[.I5]&amp;&quot; , &quot;&amp;[.J5]&amp;&quot; , &quot;&amp;[.K5]&amp;&quot; , &quot;&amp;[.L5]&amp;&quot; , &quot;&amp;[.M5]&amp;&quot; , &quot;&amp;[.N5]&amp;&quot; , &quot;&amp;[.O5]&amp;&quot; , &quot;&amp;[.P5]&amp;&quot; , &quot;&amp;[.Q5]&amp;&quot; , &quot;&amp;[.R5]&amp;&quot; , &quot;&amp;[.S5]&amp;&quot; , now(), 'JL', now(), 'JL');&quot;" office:value-type="string" office:string-value="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01' , '01019534' , 'SODIUM CHLORIDE 500 ML OGB OTSU' , 'FLS' , 'BOX' , '5578' , '0' , '5578' , 500 , 10000 , '2015/12/12' , 1 , 1 , 1 , 1 , 1 , 0 , 0 , 0 , now(), 'JL', now(), 'JL');">
            <text:p>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01' , '01019534' , 'SODIUM CHLORIDE 500 ML OGB OTSU' , 'FLS' , 'BOX' , '5578' , '0' , '5578' , 500 , 10000 , '2015/12/12' , 1 , 1 , 1 , 1 , 1 , 0 , 0 , 0 , now(), 'JL', now(), 'JL');</text:p>
          </table:table-cell>
          <table:table-cell table:number-columns-repeated="22"/>
        </table:table-row>
        <table:table-row table:style-name="ro1">
          <table:table-cell table:formula="of:=[.$B$2]&amp;[.$B$3]&amp;[.A6]&amp;&quot; , &quot;&amp;[.B6]&amp;&quot; , &quot;&amp;[.C6]&amp;&quot; , &quot;&amp;[.D6]&amp;&quot; , &quot;&amp;[.E6]&amp;&quot; , &quot;&amp;[.F6]&amp;&quot; , &quot;&amp;[.G6]&amp;&quot; , &quot;&amp;[.H6]&amp;&quot; , &quot;&amp;[.I6]&amp;&quot; , &quot;&amp;[.J6]&amp;&quot; , &quot;&amp;[.K6]&amp;&quot; , &quot;&amp;[.L6]&amp;&quot; , &quot;&amp;[.M6]&amp;&quot; , &quot;&amp;[.N6]&amp;&quot; , &quot;&amp;[.O6]&amp;&quot; , &quot;&amp;[.P6]&amp;&quot; , &quot;&amp;[.Q6]&amp;&quot; , &quot;&amp;[.R6]&amp;&quot; , &quot;&amp;[.S6]&amp;&quot; , now(), 'JL', now(), 'JL');&quot;" office:value-type="string" office:string-value="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02' , '01060077' , 'LAB CK-NAC 2 X 62,5 ML' , 'ALAT' , 'BOX' , '0' , '0' , '0' , 500 , 10000 , '2015/12/12' , 1 , 1 , 2 , 2 , 2 , 0 , 0 , 0 , now(), 'JL', now(), 'JL');">
            <text:p>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02' , '01060077' , 'LAB CK-NAC 2 X 62,5 ML' , 'ALAT' , 'BOX' , '0' , '0' , '0' , 500 , 10000 , '2015/12/12' , 1 , 1 , 2 , 2 , 2 , 0 , 0 , 0 , now(), 'JL', now(), 'JL');</text:p>
          </table:table-cell>
          <table:table-cell table:number-columns-repeated="22"/>
        </table:table-row>
        <table:table-row table:style-name="ro1">
          <table:table-cell table:formula="of:=[.$B$2]&amp;[.$B$3]&amp;[.A7]&amp;&quot; , &quot;&amp;[.B7]&amp;&quot; , &quot;&amp;[.C7]&amp;&quot; , &quot;&amp;[.D7]&amp;&quot; , &quot;&amp;[.E7]&amp;&quot; , &quot;&amp;[.F7]&amp;&quot; , &quot;&amp;[.G7]&amp;&quot; , &quot;&amp;[.H7]&amp;&quot; , &quot;&amp;[.I7]&amp;&quot; , &quot;&amp;[.J7]&amp;&quot; , &quot;&amp;[.K7]&amp;&quot; , &quot;&amp;[.L7]&amp;&quot; , &quot;&amp;[.M7]&amp;&quot; , &quot;&amp;[.N7]&amp;&quot; , &quot;&amp;[.O7]&amp;&quot; , &quot;&amp;[.P7]&amp;&quot; , &quot;&amp;[.Q7]&amp;&quot; , &quot;&amp;[.R7]&amp;&quot; , &quot;&amp;[.S7]&amp;&quot; , now(), 'JL', now(), 'JL');&quot;" office:value-type="string" office:string-value="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03' , '01060078' , 'LAB CK-MB 2 X 62,5 ML' , 'ALAT' , 'BOX' , '0' , '0' , '0' , 500 , 10000 , '2015/12/12' , 1 , 1 , 2 , 2 , 3 , 0 , 0 , 0 , now(), 'JL', now(), 'JL');">
            <text:p>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03' , '01060078' , 'LAB CK-MB 2 X 62,5 ML' , 'ALAT' , 'BOX' , '0' , '0' , '0' , 500 , 10000 , '2015/12/12' , 1 , 1 , 2 , 2 , 3 , 0 , 0 , 0 , now(), 'JL', now(), 'JL');</text:p>
          </table:table-cell>
          <table:table-cell table:number-columns-repeated="22"/>
        </table:table-row>
        <table:table-row table:style-name="ro1">
          <table:table-cell table:formula="of:=[.$B$2]&amp;[.$B$3]&amp;[.A8]&amp;&quot; , &quot;&amp;[.B8]&amp;&quot; , &quot;&amp;[.C8]&amp;&quot; , &quot;&amp;[.D8]&amp;&quot; , &quot;&amp;[.E8]&amp;&quot; , &quot;&amp;[.F8]&amp;&quot; , &quot;&amp;[.G8]&amp;&quot; , &quot;&amp;[.H8]&amp;&quot; , &quot;&amp;[.I8]&amp;&quot; , &quot;&amp;[.J8]&amp;&quot; , &quot;&amp;[.K8]&amp;&quot; , &quot;&amp;[.L8]&amp;&quot; , &quot;&amp;[.M8]&amp;&quot; , &quot;&amp;[.N8]&amp;&quot; , &quot;&amp;[.O8]&amp;&quot; , &quot;&amp;[.P8]&amp;&quot; , &quot;&amp;[.Q8]&amp;&quot; , &quot;&amp;[.R8]&amp;&quot; , &quot;&amp;[.S8]&amp;&quot; , now(), 'JL', now(), 'JL');&quot;" office:value-type="string" office:string-value="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04' , '01060079' , 'LAB HDL PRECIPITANT' , 'ALAT' , 'BOX' , '0' , '0' , '0' , 500 , 10000 , '2015/12/12' , 1 , 1 , 2 , 2 , 4 , 0 , 0 , 0 , now(), 'JL', now(), 'JL');">
            <text:p>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04' , '01060079' , 'LAB HDL PRECIPITANT' , 'ALAT' , 'BOX' , '0' , '0' , '0' , 500 , 10000 , '2015/12/12' , 1 , 1 , 2 , 2 , 4 , 0 , 0 , 0 , now(), 'JL', now(), 'JL');</text:p>
          </table:table-cell>
          <table:table-cell table:number-columns-repeated="22"/>
        </table:table-row>
        <table:table-row table:style-name="ro1">
          <table:table-cell table:formula="of:=[.$B$2]&amp;[.$B$3]&amp;[.A9]&amp;&quot; , &quot;&amp;[.B9]&amp;&quot; , &quot;&amp;[.C9]&amp;&quot; , &quot;&amp;[.D9]&amp;&quot; , &quot;&amp;[.E9]&amp;&quot; , &quot;&amp;[.F9]&amp;&quot; , &quot;&amp;[.G9]&amp;&quot; , &quot;&amp;[.H9]&amp;&quot; , &quot;&amp;[.I9]&amp;&quot; , &quot;&amp;[.J9]&amp;&quot; , &quot;&amp;[.K9]&amp;&quot; , &quot;&amp;[.L9]&amp;&quot; , &quot;&amp;[.M9]&amp;&quot; , &quot;&amp;[.N9]&amp;&quot; , &quot;&amp;[.O9]&amp;&quot; , &quot;&amp;[.P9]&amp;&quot; , &quot;&amp;[.Q9]&amp;&quot; , &quot;&amp;[.R9]&amp;&quot; , &quot;&amp;[.S9]&amp;&quot; , now(), 'JL', now(), 'JL');&quot;" office:value-type="string" office:string-value="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05' , '01019535' , 'RANIVEL SYR 60 ML' , 'FLS' , 'BOX' , '38500' , '0' , '38500' , 500 , 10000 , '2015/12/12' , 1 , 1 , 1 , 1 , 5 , 0 , 0 , 0 , now(), 'JL', now(), 'JL');">
            <text:p>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05' , '01019535' , 'RANIVEL SYR 60 ML' , 'FLS' , 'BOX' , '38500' , '0' , '38500' , 500 , 10000 , '2015/12/12' , 1 , 1 , 1 , 1 , 5 , 0 , 0 , 0 , now(), 'JL', now(), 'JL');</text:p>
          </table:table-cell>
          <table:table-cell table:number-columns-repeated="22"/>
        </table:table-row>
        <table:table-row table:style-name="ro1">
          <table:table-cell table:formula="of:=[.$B$2]&amp;[.$B$3]&amp;[.A10]&amp;&quot; , &quot;&amp;[.B10]&amp;&quot; , &quot;&amp;[.C10]&amp;&quot; , &quot;&amp;[.D10]&amp;&quot; , &quot;&amp;[.E10]&amp;&quot; , &quot;&amp;[.F10]&amp;&quot; , &quot;&amp;[.G10]&amp;&quot; , &quot;&amp;[.H10]&amp;&quot; , &quot;&amp;[.I10]&amp;&quot; , &quot;&amp;[.J10]&amp;&quot; , &quot;&amp;[.K10]&amp;&quot; , &quot;&amp;[.L10]&amp;&quot; , &quot;&amp;[.M10]&amp;&quot; , &quot;&amp;[.N10]&amp;&quot; , &quot;&amp;[.O10]&amp;&quot; , &quot;&amp;[.P10]&amp;&quot; , &quot;&amp;[.Q10]&amp;&quot; , &quot;&amp;[.R10]&amp;&quot; , &quot;&amp;[.S10]&amp;&quot; , now(), 'JL', now(), 'JL');&quot;" office:value-type="string" office:string-value="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06' , '01019536' , 'CEFOPERAZONE INJ 1 GR' , 'VIAL' , 'BOX' , '148500' , '0' , '148500' , 500 , 10000 , '2015/12/12' , 1 , 1 , 1 , 1 , 1 , 0 , 0 , 0 , now(), 'JL', now(), 'JL');">
            <text:p>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06' , '01019536' , 'CEFOPERAZONE INJ 1 GR' , 'VIAL' , 'BOX' , '148500' , '0' , '148500' , 500 , 10000 , '2015/12/12' , 1 , 1 , 1 , 1 , 1 , 0 , 0 , 0 , now(), 'JL', now(), 'JL');</text:p>
          </table:table-cell>
          <table:table-cell table:number-columns-repeated="22"/>
        </table:table-row>
        <table:table-row table:style-name="ro1">
          <table:table-cell table:formula="of:=[.$B$2]&amp;[.$B$3]&amp;[.A11]&amp;&quot; , &quot;&amp;[.B11]&amp;&quot; , &quot;&amp;[.C11]&amp;&quot; , &quot;&amp;[.D11]&amp;&quot; , &quot;&amp;[.E11]&amp;&quot; , &quot;&amp;[.F11]&amp;&quot; , &quot;&amp;[.G11]&amp;&quot; , &quot;&amp;[.H11]&amp;&quot; , &quot;&amp;[.I11]&amp;&quot; , &quot;&amp;[.J11]&amp;&quot; , &quot;&amp;[.K11]&amp;&quot; , &quot;&amp;[.L11]&amp;&quot; , &quot;&amp;[.M11]&amp;&quot; , &quot;&amp;[.N11]&amp;&quot; , &quot;&amp;[.O11]&amp;&quot; , &quot;&amp;[.P11]&amp;&quot; , &quot;&amp;[.Q11]&amp;&quot; , &quot;&amp;[.R11]&amp;&quot; , &quot;&amp;[.S11]&amp;&quot; , now(), 'JL', now(), 'JL');&quot;" office:value-type="string" office:string-value="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07' , '01019537' , 'TERANOL TAB 10 MG' , 'BOX' , 'BOX' , '5197.5' , '0' , '5197.5' , 500 , 10000 , '2015/12/12' , 1 , 1 , 1 , 1 , 2 , 0 , 0 , 0 , now(), 'JL', now(), 'JL');">
            <text:p>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07' , '01019537' , 'TERANOL TAB 10 MG' , 'BOX' , 'BOX' , '5197.5' , '0' , '5197.5' , 500 , 10000 , '2015/12/12' , 1 , 1 , 1 , 1 , 2 , 0 , 0 , 0 , now(), 'JL', now(), 'JL');</text:p>
          </table:table-cell>
          <table:table-cell table:number-columns-repeated="22"/>
        </table:table-row>
        <table:table-row table:style-name="ro1">
          <table:table-cell table:formula="of:=[.$B$2]&amp;[.$B$3]&amp;[.A12]&amp;&quot; , &quot;&amp;[.B12]&amp;&quot; , &quot;&amp;[.C12]&amp;&quot; , &quot;&amp;[.D12]&amp;&quot; , &quot;&amp;[.E12]&amp;&quot; , &quot;&amp;[.F12]&amp;&quot; , &quot;&amp;[.G12]&amp;&quot; , &quot;&amp;[.H12]&amp;&quot; , &quot;&amp;[.I12]&amp;&quot; , &quot;&amp;[.J12]&amp;&quot; , &quot;&amp;[.K12]&amp;&quot; , &quot;&amp;[.L12]&amp;&quot; , &quot;&amp;[.M12]&amp;&quot; , &quot;&amp;[.N12]&amp;&quot; , &quot;&amp;[.O12]&amp;&quot; , &quot;&amp;[.P12]&amp;&quot; , &quot;&amp;[.Q12]&amp;&quot; , &quot;&amp;[.R12]&amp;&quot; , &quot;&amp;[.S12]&amp;&quot; , now(), 'JL', now(), 'JL');&quot;" office:value-type="string" office:string-value="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08' , '01019538' , 'TROVENSIS INJ 4 MG' , 'VIAL' , 'BOX' , '40004' , '0' , '40004' , 500 , 10000 , '2015/12/12' , 1 , 1 , 1 , 1 , 3 , 0 , 0 , 0 , now(), 'JL', now(), 'JL');">
            <text:p>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08' , '01019538' , 'TROVENSIS INJ 4 MG' , 'VIAL' , 'BOX' , '40004' , '0' , '40004' , 500 , 10000 , '2015/12/12' , 1 , 1 , 1 , 1 , 3 , 0 , 0 , 0 , now(), 'JL', now(), 'JL');</text:p>
          </table:table-cell>
          <table:table-cell table:number-columns-repeated="22"/>
        </table:table-row>
        <table:table-row table:style-name="ro1">
          <table:table-cell table:formula="of:=[.$B$2]&amp;[.$B$3]&amp;[.A13]&amp;&quot; , &quot;&amp;[.B13]&amp;&quot; , &quot;&amp;[.C13]&amp;&quot; , &quot;&amp;[.D13]&amp;&quot; , &quot;&amp;[.E13]&amp;&quot; , &quot;&amp;[.F13]&amp;&quot; , &quot;&amp;[.G13]&amp;&quot; , &quot;&amp;[.H13]&amp;&quot; , &quot;&amp;[.I13]&amp;&quot; , &quot;&amp;[.J13]&amp;&quot; , &quot;&amp;[.K13]&amp;&quot; , &quot;&amp;[.L13]&amp;&quot; , &quot;&amp;[.M13]&amp;&quot; , &quot;&amp;[.N13]&amp;&quot; , &quot;&amp;[.O13]&amp;&quot; , &quot;&amp;[.P13]&amp;&quot; , &quot;&amp;[.Q13]&amp;&quot; , &quot;&amp;[.R13]&amp;&quot; , &quot;&amp;[.S13]&amp;&quot; , now(), 'JL', now(), 'JL');&quot;" office:value-type="string" office:string-value="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09' , '01044186' , 'CERTOFIX DUO PAED 413' , 'ALAT' , 'BOX' , '882900' , '0' , '882900' , 500 , 10000 , '2015/12/12' , 1 , 1 , 3 , 3 , 4 , 0 , 0 , 0 , now(), 'JL', now(), 'JL');">
            <text:p>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09' , '01044186' , 'CERTOFIX DUO PAED 413' , 'ALAT' , 'BOX' , '882900' , '0' , '882900' , 500 , 10000 , '2015/12/12' , 1 , 1 , 3 , 3 , 4 , 0 , 0 , 0 , now(), 'JL', now(), 'JL');</text:p>
          </table:table-cell>
          <table:table-cell table:number-columns-repeated="22"/>
        </table:table-row>
        <table:table-row table:style-name="ro1">
          <table:table-cell table:formula="of:=[.$B$2]&amp;[.$B$3]&amp;[.A14]&amp;&quot; , &quot;&amp;[.B14]&amp;&quot; , &quot;&amp;[.C14]&amp;&quot; , &quot;&amp;[.D14]&amp;&quot; , &quot;&amp;[.E14]&amp;&quot; , &quot;&amp;[.F14]&amp;&quot; , &quot;&amp;[.G14]&amp;&quot; , &quot;&amp;[.H14]&amp;&quot; , &quot;&amp;[.I14]&amp;&quot; , &quot;&amp;[.J14]&amp;&quot; , &quot;&amp;[.K14]&amp;&quot; , &quot;&amp;[.L14]&amp;&quot; , &quot;&amp;[.M14]&amp;&quot; , &quot;&amp;[.N14]&amp;&quot; , &quot;&amp;[.O14]&amp;&quot; , &quot;&amp;[.P14]&amp;&quot; , &quot;&amp;[.Q14]&amp;&quot; , &quot;&amp;[.R14]&amp;&quot; , &quot;&amp;[.S14]&amp;&quot; , now(), 'JL', now(), 'JL');&quot;" office:value-type="string" office:string-value="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10' , '01019539' , 'TROVENSIS INJ 8 MG' , 'VIAL' , 'BOX' , '81490' , '0' , '81490' , 500 , 10000 , '2015/12/12' , 1 , 1 , 1 , 1 , 5 , 0 , 0 , 0 , now(), 'JL', now(), 'JL');">
            <text:p>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10' , '01019539' , 'TROVENSIS INJ 8 MG' , 'VIAL' , 'BOX' , '81490' , '0' , '81490' , 500 , 10000 , '2015/12/12' , 1 , 1 , 1 , 1 , 5 , 0 , 0 , 0 , now(), 'JL', now(), 'JL');</text:p>
          </table:table-cell>
          <table:table-cell table:number-columns-repeated="22"/>
        </table:table-row>
        <table:table-row table:style-name="ro1">
          <table:table-cell table:formula="of:=[.$B$2]&amp;[.$B$3]&amp;[.A15]&amp;&quot; , &quot;&amp;[.B15]&amp;&quot; , &quot;&amp;[.C15]&amp;&quot; , &quot;&amp;[.D15]&amp;&quot; , &quot;&amp;[.E15]&amp;&quot; , &quot;&amp;[.F15]&amp;&quot; , &quot;&amp;[.G15]&amp;&quot; , &quot;&amp;[.H15]&amp;&quot; , &quot;&amp;[.I15]&amp;&quot; , &quot;&amp;[.J15]&amp;&quot; , &quot;&amp;[.K15]&amp;&quot; , &quot;&amp;[.L15]&amp;&quot; , &quot;&amp;[.M15]&amp;&quot; , &quot;&amp;[.N15]&amp;&quot; , &quot;&amp;[.O15]&amp;&quot; , &quot;&amp;[.P15]&amp;&quot; , &quot;&amp;[.Q15]&amp;&quot; , &quot;&amp;[.R15]&amp;&quot; , &quot;&amp;[.S15]&amp;&quot; , now(), 'JL', now(), 'JL');&quot;" office:value-type="string" office:string-value="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11' , '01044187' , 'DTL MIRACLE MIX GG' , 'ALAT' , 'BOX' , '0' , '0' , '0' , 500 , 10000 , '2015/12/12' , 1 , 1 , 3 , 3 , 2 , 0 , 0 , 0 , now(), 'JL', now(), 'JL');">
            <text:p>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11' , '01044187' , 'DTL MIRACLE MIX GG' , 'ALAT' , 'BOX' , '0' , '0' , '0' , 500 , 10000 , '2015/12/12' , 1 , 1 , 3 , 3 , 2 , 0 , 0 , 0 , now(), 'JL', now(), 'JL');</text:p>
          </table:table-cell>
          <table:table-cell table:number-columns-repeated="22"/>
        </table:table-row>
        <table:table-row table:style-name="ro1">
          <table:table-cell table:formula="of:=[.$B$2]&amp;[.$B$3]&amp;[.A16]&amp;&quot; , &quot;&amp;[.B16]&amp;&quot; , &quot;&amp;[.C16]&amp;&quot; , &quot;&amp;[.D16]&amp;&quot; , &quot;&amp;[.E16]&amp;&quot; , &quot;&amp;[.F16]&amp;&quot; , &quot;&amp;[.G16]&amp;&quot; , &quot;&amp;[.H16]&amp;&quot; , &quot;&amp;[.I16]&amp;&quot; , &quot;&amp;[.J16]&amp;&quot; , &quot;&amp;[.K16]&amp;&quot; , &quot;&amp;[.L16]&amp;&quot; , &quot;&amp;[.M16]&amp;&quot; , &quot;&amp;[.N16]&amp;&quot; , &quot;&amp;[.O16]&amp;&quot; , &quot;&amp;[.P16]&amp;&quot; , &quot;&amp;[.Q16]&amp;&quot; , &quot;&amp;[.R16]&amp;&quot; , &quot;&amp;[.S16]&amp;&quot; , now(), 'JL', now(), 'JL');&quot;" office:value-type="string" office:string-value="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12' , '01019540' , 'CENDO PROTAGENTA TM 5 ML' , 'FLS' , 'BOX' , '53956' , '0' , '53956' , 500 , 10000 , '2015/12/12' , 1 , 1 , 1 , 1 , 3 , 0 , 0 , 0 , now(), 'JL', now(), 'JL');">
            <text:p>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12' , '01019540' , 'CENDO PROTAGENTA TM 5 ML' , 'FLS' , 'BOX' , '53956' , '0' , '53956' , 500 , 10000 , '2015/12/12' , 1 , 1 , 1 , 1 , 3 , 0 , 0 , 0 , now(), 'JL', now(), 'JL');</text:p>
          </table:table-cell>
          <table:table-cell table:number-columns-repeated="22"/>
        </table:table-row>
        <table:table-row table:style-name="ro1">
          <table:table-cell table:formula="of:=[.$B$2]&amp;[.$B$3]&amp;[.A17]&amp;&quot; , &quot;&amp;[.B17]&amp;&quot; , &quot;&amp;[.C17]&amp;&quot; , &quot;&amp;[.D17]&amp;&quot; , &quot;&amp;[.E17]&amp;&quot; , &quot;&amp;[.F17]&amp;&quot; , &quot;&amp;[.G17]&amp;&quot; , &quot;&amp;[.H17]&amp;&quot; , &quot;&amp;[.I17]&amp;&quot; , &quot;&amp;[.J17]&amp;&quot; , &quot;&amp;[.K17]&amp;&quot; , &quot;&amp;[.L17]&amp;&quot; , &quot;&amp;[.M17]&amp;&quot; , &quot;&amp;[.N17]&amp;&quot; , &quot;&amp;[.O17]&amp;&quot; , &quot;&amp;[.P17]&amp;&quot; , &quot;&amp;[.Q17]&amp;&quot; , &quot;&amp;[.R17]&amp;&quot; , &quot;&amp;[.S17]&amp;&quot; , now(), 'JL', now(), 'JL');&quot;" office:value-type="string" office:string-value="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13' , '01019541' , 'IFLACORT  CRM 10 GR' , 'TUB' , 'BOX' , '52320' , '0' , '52320' , 500 , 10000 , '2015/12/12' , 1 , 1 , 1 , 1 , 4 , 0 , 0 , 0 , now(), 'JL', now(), 'JL');">
            <text:p>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13' , '01019541' , 'IFLACORT <text:s/>CRM 10 GR' , 'TUB' , 'BOX' , '52320' , '0' , '52320' , 500 , 10000 , '2015/12/12' , 1 , 1 , 1 , 1 , 4 , 0 , 0 , 0 , now(), 'JL', now(), 'JL');</text:p>
          </table:table-cell>
          <table:table-cell table:number-columns-repeated="22"/>
        </table:table-row>
        <table:table-row table:style-name="ro1">
          <table:table-cell table:formula="of:=[.$B$2]&amp;[.$B$3]&amp;[.A18]&amp;&quot; , &quot;&amp;[.B18]&amp;&quot; , &quot;&amp;[.C18]&amp;&quot; , &quot;&amp;[.D18]&amp;&quot; , &quot;&amp;[.E18]&amp;&quot; , &quot;&amp;[.F18]&amp;&quot; , &quot;&amp;[.G18]&amp;&quot; , &quot;&amp;[.H18]&amp;&quot; , &quot;&amp;[.I18]&amp;&quot; , &quot;&amp;[.J18]&amp;&quot; , &quot;&amp;[.K18]&amp;&quot; , &quot;&amp;[.L18]&amp;&quot; , &quot;&amp;[.M18]&amp;&quot; , &quot;&amp;[.N18]&amp;&quot; , &quot;&amp;[.O18]&amp;&quot; , &quot;&amp;[.P18]&amp;&quot; , &quot;&amp;[.Q18]&amp;&quot; , &quot;&amp;[.R18]&amp;&quot; , &quot;&amp;[.S18]&amp;&quot; , now(), 'JL', now(), 'JL');&quot;" office:value-type="string" office:string-value="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14' , '01019542' , 'GLUCOBAY 50 MG TAB' , 'BOX' , 'BOX' , '2219.4' , '0' , '2219.4' , 500 , 10000 , '2015/12/12' , 1 , 1 , 1 , 1 , 5 , 0 , 0 , 0 , now(), 'JL', now(), 'JL');">
            <text:p>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14' , '01019542' , 'GLUCOBAY 50 MG TAB' , 'BOX' , 'BOX' , '2219.4' , '0' , '2219.4' , 500 , 10000 , '2015/12/12' , 1 , 1 , 1 , 1 , 5 , 0 , 0 , 0 , now(), 'JL', now(), 'JL');</text:p>
          </table:table-cell>
          <table:table-cell table:number-columns-repeated="22"/>
        </table:table-row>
        <table:table-row table:style-name="ro1">
          <table:table-cell table:formula="of:=[.$B$2]&amp;[.$B$3]&amp;[.A19]&amp;&quot; , &quot;&amp;[.B19]&amp;&quot; , &quot;&amp;[.C19]&amp;&quot; , &quot;&amp;[.D19]&amp;&quot; , &quot;&amp;[.E19]&amp;&quot; , &quot;&amp;[.F19]&amp;&quot; , &quot;&amp;[.G19]&amp;&quot; , &quot;&amp;[.H19]&amp;&quot; , &quot;&amp;[.I19]&amp;&quot; , &quot;&amp;[.J19]&amp;&quot; , &quot;&amp;[.K19]&amp;&quot; , &quot;&amp;[.L19]&amp;&quot; , &quot;&amp;[.M19]&amp;&quot; , &quot;&amp;[.N19]&amp;&quot; , &quot;&amp;[.O19]&amp;&quot; , &quot;&amp;[.P19]&amp;&quot; , &quot;&amp;[.Q19]&amp;&quot; , &quot;&amp;[.R19]&amp;&quot; , &quot;&amp;[.S19]&amp;&quot; , now(), 'JL', now(), 'JL');&quot;" office:value-type="string" office:string-value="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15' , '01019543' , 'ICU BLISTRA 10 MG/10 ML INJ' , 'AMP' , 'BOX' , '193050' , '0' , '193050' , 500 , 10000 , '2015/12/12' , 1 , 1 , 1 , 1 , 6 , 0 , 0 , 0 , now(), 'JL', now(), 'JL');">
            <text:p>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15' , '01019543' , 'ICU BLISTRA 10 MG/10 ML INJ' , 'AMP' , 'BOX' , '193050' , '0' , '193050' , 500 , 10000 , '2015/12/12' , 1 , 1 , 1 , 1 , 6 , 0 , 0 , 0 , now(), 'JL', now(), 'JL');</text:p>
          </table:table-cell>
          <table:table-cell table:number-columns-repeated="22"/>
        </table:table-row>
        <table:table-row table:style-name="ro1">
          <table:table-cell table:formula="of:=[.$B$2]&amp;[.$B$3]&amp;[.A20]&amp;&quot; , &quot;&amp;[.B20]&amp;&quot; , &quot;&amp;[.C20]&amp;&quot; , &quot;&amp;[.D20]&amp;&quot; , &quot;&amp;[.E20]&amp;&quot; , &quot;&amp;[.F20]&amp;&quot; , &quot;&amp;[.G20]&amp;&quot; , &quot;&amp;[.H20]&amp;&quot; , &quot;&amp;[.I20]&amp;&quot; , &quot;&amp;[.J20]&amp;&quot; , &quot;&amp;[.K20]&amp;&quot; , &quot;&amp;[.L20]&amp;&quot; , &quot;&amp;[.M20]&amp;&quot; , &quot;&amp;[.N20]&amp;&quot; , &quot;&amp;[.O20]&amp;&quot; , &quot;&amp;[.P20]&amp;&quot; , &quot;&amp;[.Q20]&amp;&quot; , &quot;&amp;[.R20]&amp;&quot; , &quot;&amp;[.S20]&amp;&quot; , now(), 'JL', now(), 'JL');&quot;" office:value-type="string" office:string-value="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16' , '01019544' , 'SOCEF INJ 1 GR' , 'VIAL' , 'BOX' , '222750' , '0' , '222750' , 500 , 10000 , '2015/12/12' , 1 , 1 , 1 , 1 , 2 , 0 , 0 , 0 , now(), 'JL', now(), 'JL');">
            <text:p>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16' , '01019544' , 'SOCEF INJ 1 GR' , 'VIAL' , 'BOX' , '222750' , '0' , '222750' , 500 , 10000 , '2015/12/12' , 1 , 1 , 1 , 1 , 2 , 0 , 0 , 0 , now(), 'JL', now(), 'JL');</text:p>
          </table:table-cell>
          <table:table-cell table:number-columns-repeated="22"/>
        </table:table-row>
        <table:table-row table:style-name="ro1">
          <table:table-cell table:formula="of:=[.$B$2]&amp;[.$B$3]&amp;[.A21]&amp;&quot; , &quot;&amp;[.B21]&amp;&quot; , &quot;&amp;[.C21]&amp;&quot; , &quot;&amp;[.D21]&amp;&quot; , &quot;&amp;[.E21]&amp;&quot; , &quot;&amp;[.F21]&amp;&quot; , &quot;&amp;[.G21]&amp;&quot; , &quot;&amp;[.H21]&amp;&quot; , &quot;&amp;[.I21]&amp;&quot; , &quot;&amp;[.J21]&amp;&quot; , &quot;&amp;[.K21]&amp;&quot; , &quot;&amp;[.L21]&amp;&quot; , &quot;&amp;[.M21]&amp;&quot; , &quot;&amp;[.N21]&amp;&quot; , &quot;&amp;[.O21]&amp;&quot; , &quot;&amp;[.P21]&amp;&quot; , &quot;&amp;[.Q21]&amp;&quot; , &quot;&amp;[.R21]&amp;&quot; , &quot;&amp;[.S21]&amp;&quot; , now(), 'JL', now(), 'JL');&quot;" office:value-type="string" office:string-value="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17' , '01019545' , 'KETOPAIN INJ 30 MG' , 'AMP' , 'BOX' , '44550' , '0' , '44550' , 500 , 10000 , '2015/12/12' , 1 , 1 , 1 , 1 , 1 , 0 , 0 , 0 , now(), 'JL', now(), 'JL');">
            <text:p>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17' , '01019545' , 'KETOPAIN INJ 30 MG' , 'AMP' , 'BOX' , '44550' , '0' , '44550' , 500 , 10000 , '2015/12/12' , 1 , 1 , 1 , 1 , 1 , 0 , 0 , 0 , now(), 'JL', now(), 'JL');</text:p>
          </table:table-cell>
          <table:table-cell table:number-columns-repeated="22"/>
        </table:table-row>
        <table:table-row table:style-name="ro1">
          <table:table-cell table:formula="of:=[.$B$2]&amp;[.$B$3]&amp;[.A22]&amp;&quot; , &quot;&amp;[.B22]&amp;&quot; , &quot;&amp;[.C22]&amp;&quot; , &quot;&amp;[.D22]&amp;&quot; , &quot;&amp;[.E22]&amp;&quot; , &quot;&amp;[.F22]&amp;&quot; , &quot;&amp;[.G22]&amp;&quot; , &quot;&amp;[.H22]&amp;&quot; , &quot;&amp;[.I22]&amp;&quot; , &quot;&amp;[.J22]&amp;&quot; , &quot;&amp;[.K22]&amp;&quot; , &quot;&amp;[.L22]&amp;&quot; , &quot;&amp;[.M22]&amp;&quot; , &quot;&amp;[.N22]&amp;&quot; , &quot;&amp;[.O22]&amp;&quot; , &quot;&amp;[.P22]&amp;&quot; , &quot;&amp;[.Q22]&amp;&quot; , &quot;&amp;[.R22]&amp;&quot; , &quot;&amp;[.S22]&amp;&quot; , now(), 'JL', now(), 'JL');&quot;" office:value-type="string" office:string-value="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18' , '01044188' , 'BENANG, VICRYL VCP 311 H' , 'ALAT' , 'BOX' , '134940' , '0' , '134940' , 500 , 10000 , '2015/12/12' , 1 , 1 , 3 , 3 , 2 , 0 , 0 , 0 , now(), 'JL', now(), 'JL');">
            <text:p>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18' , '01044188' , 'BENANG, VICRYL VCP 311 H' , 'ALAT' , 'BOX' , '134940' , '0' , '134940' , 500 , 10000 , '2015/12/12' , 1 , 1 , 3 , 3 , 2 , 0 , 0 , 0 , now(), 'JL', now(), 'JL');</text:p>
          </table:table-cell>
          <table:table-cell table:number-columns-repeated="22"/>
        </table:table-row>
        <table:table-row table:style-name="ro1">
          <table:table-cell table:formula="of:=[.$B$2]&amp;[.$B$3]&amp;[.A23]&amp;&quot; , &quot;&amp;[.B23]&amp;&quot; , &quot;&amp;[.C23]&amp;&quot; , &quot;&amp;[.D23]&amp;&quot; , &quot;&amp;[.E23]&amp;&quot; , &quot;&amp;[.F23]&amp;&quot; , &quot;&amp;[.G23]&amp;&quot; , &quot;&amp;[.H23]&amp;&quot; , &quot;&amp;[.I23]&amp;&quot; , &quot;&amp;[.J23]&amp;&quot; , &quot;&amp;[.K23]&amp;&quot; , &quot;&amp;[.L23]&amp;&quot; , &quot;&amp;[.M23]&amp;&quot; , &quot;&amp;[.N23]&amp;&quot; , &quot;&amp;[.O23]&amp;&quot; , &quot;&amp;[.P23]&amp;&quot; , &quot;&amp;[.Q23]&amp;&quot; , &quot;&amp;[.R23]&amp;&quot; , &quot;&amp;[.S23]&amp;&quot; , now(), 'JL', now(), 'JL');&quot;" office:value-type="string" office:string-value="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19' , '01019546' , 'SOMADRIL COMP TAB' , 'TAB' , 'BOX' , '5670' , '0' , '5670' , 500 , 10000 , '2015/12/12' , 1 , 1 , 1 , 1 , 3 , 0 , 0 , 0 , now(), 'JL', now(), 'JL');">
            <text:p>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19' , '01019546' , 'SOMADRIL COMP TAB' , 'TAB' , 'BOX' , '5670' , '0' , '5670' , 500 , 10000 , '2015/12/12' , 1 , 1 , 1 , 1 , 3 , 0 , 0 , 0 , now(), 'JL', now(), 'JL');</text:p>
          </table:table-cell>
          <table:table-cell table:number-columns-repeated="22"/>
        </table:table-row>
        <table:table-row table:style-name="ro1">
          <table:table-cell table:formula="of:=[.$B$2]&amp;[.$B$3]&amp;[.A24]&amp;&quot; , &quot;&amp;[.B24]&amp;&quot; , &quot;&amp;[.C24]&amp;&quot; , &quot;&amp;[.D24]&amp;&quot; , &quot;&amp;[.E24]&amp;&quot; , &quot;&amp;[.F24]&amp;&quot; , &quot;&amp;[.G24]&amp;&quot; , &quot;&amp;[.H24]&amp;&quot; , &quot;&amp;[.I24]&amp;&quot; , &quot;&amp;[.J24]&amp;&quot; , &quot;&amp;[.K24]&amp;&quot; , &quot;&amp;[.L24]&amp;&quot; , &quot;&amp;[.M24]&amp;&quot; , &quot;&amp;[.N24]&amp;&quot; , &quot;&amp;[.O24]&amp;&quot; , &quot;&amp;[.P24]&amp;&quot; , &quot;&amp;[.Q24]&amp;&quot; , &quot;&amp;[.R24]&amp;&quot; , &quot;&amp;[.S24]&amp;&quot; , now(), 'JL', now(), 'JL');&quot;" office:value-type="string" office:string-value="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20' , '01060080' , 'UREA 2 X 62,5 ML' , 'ALAT' , 'BOX' , '0' , '0' , '0' , 500 , 10000 , '2015/12/12' , 1 , 1 , 2 , 2 , 4 , 0 , 0 , 0 , now(), 'JL', now(), 'JL');">
            <text:p>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20' , '01060080' , 'UREA 2 X 62,5 ML' , 'ALAT' , 'BOX' , '0' , '0' , '0' , 500 , 10000 , '2015/12/12' , 1 , 1 , 2 , 2 , 4 , 0 , 0 , 0 , now(), 'JL', now(), 'JL');</text:p>
          </table:table-cell>
          <table:table-cell table:number-columns-repeated="22"/>
        </table:table-row>
        <table:table-row table:style-name="ro1">
          <table:table-cell table:formula="of:=[.$B$2]&amp;[.$B$3]&amp;[.A25]&amp;&quot; , &quot;&amp;[.B25]&amp;&quot; , &quot;&amp;[.C25]&amp;&quot; , &quot;&amp;[.D25]&amp;&quot; , &quot;&amp;[.E25]&amp;&quot; , &quot;&amp;[.F25]&amp;&quot; , &quot;&amp;[.G25]&amp;&quot; , &quot;&amp;[.H25]&amp;&quot; , &quot;&amp;[.I25]&amp;&quot; , &quot;&amp;[.J25]&amp;&quot; , &quot;&amp;[.K25]&amp;&quot; , &quot;&amp;[.L25]&amp;&quot; , &quot;&amp;[.M25]&amp;&quot; , &quot;&amp;[.N25]&amp;&quot; , &quot;&amp;[.O25]&amp;&quot; , &quot;&amp;[.P25]&amp;&quot; , &quot;&amp;[.Q25]&amp;&quot; , &quot;&amp;[.R25]&amp;&quot; , &quot;&amp;[.S25]&amp;&quot; , now(), 'JL', now(), 'JL');&quot;" office:value-type="string" office:string-value="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21' , '01019547' , 'TAPROS INJ 3,75 MG' , 'BOX' , 'BOX' , '2114679.15' , '0' , '2114679.15' , 500 , 10000 , '2015/12/12' , 1 , 1 , 1 , 1 , 5 , 0 , 0 , 0 , now(), 'JL', now(), 'JL');">
            <text:p>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21' , '01019547' , 'TAPROS INJ 3,75 MG' , 'BOX' , 'BOX' , '2114679.15' , '0' , '2114679.15' , 500 , 10000 , '2015/12/12' , 1 , 1 , 1 , 1 , 5 , 0 , 0 , 0 , now(), 'JL', now(), 'JL');</text:p>
          </table:table-cell>
          <table:table-cell table:number-columns-repeated="22"/>
        </table:table-row>
        <table:table-row table:style-name="ro1">
          <table:table-cell table:formula="of:=[.$B$2]&amp;[.$B$3]&amp;[.A26]&amp;&quot; , &quot;&amp;[.B26]&amp;&quot; , &quot;&amp;[.C26]&amp;&quot; , &quot;&amp;[.D26]&amp;&quot; , &quot;&amp;[.E26]&amp;&quot; , &quot;&amp;[.F26]&amp;&quot; , &quot;&amp;[.G26]&amp;&quot; , &quot;&amp;[.H26]&amp;&quot; , &quot;&amp;[.I26]&amp;&quot; , &quot;&amp;[.J26]&amp;&quot; , &quot;&amp;[.K26]&amp;&quot; , &quot;&amp;[.L26]&amp;&quot; , &quot;&amp;[.M26]&amp;&quot; , &quot;&amp;[.N26]&amp;&quot; , &quot;&amp;[.O26]&amp;&quot; , &quot;&amp;[.P26]&amp;&quot; , &quot;&amp;[.Q26]&amp;&quot; , &quot;&amp;[.R26]&amp;&quot; , &quot;&amp;[.S26]&amp;&quot; , now(), 'JL', now(), 'JL');&quot;" office:value-type="string" office:string-value="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22' , '01044189' , 'WUNDRES N 10 X 10' , 'ALAT' , 'BOX' , '95040' , '0' , '95040' , 500 , 10000 , '2015/12/12' , 1 , 1 , 3 , 3 , 1 , 0 , 0 , 0 , now(), 'JL', now(), 'JL');">
            <text:p>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22' , '01044189' , 'WUNDRES N 10 X 10' , 'ALAT' , 'BOX' , '95040' , '0' , '95040' , 500 , 10000 , '2015/12/12' , 1 , 1 , 3 , 3 , 1 , 0 , 0 , 0 , now(), 'JL', now(), 'JL');</text:p>
          </table:table-cell>
          <table:table-cell table:number-columns-repeated="22"/>
        </table:table-row>
        <table:table-row table:style-name="ro1">
          <table:table-cell table:formula="of:=[.$B$2]&amp;[.$B$3]&amp;[.A27]&amp;&quot; , &quot;&amp;[.B27]&amp;&quot; , &quot;&amp;[.C27]&amp;&quot; , &quot;&amp;[.D27]&amp;&quot; , &quot;&amp;[.E27]&amp;&quot; , &quot;&amp;[.F27]&amp;&quot; , &quot;&amp;[.G27]&amp;&quot; , &quot;&amp;[.H27]&amp;&quot; , &quot;&amp;[.I27]&amp;&quot; , &quot;&amp;[.J27]&amp;&quot; , &quot;&amp;[.K27]&amp;&quot; , &quot;&amp;[.L27]&amp;&quot; , &quot;&amp;[.M27]&amp;&quot; , &quot;&amp;[.N27]&amp;&quot; , &quot;&amp;[.O27]&amp;&quot; , &quot;&amp;[.P27]&amp;&quot; , &quot;&amp;[.Q27]&amp;&quot; , &quot;&amp;[.R27]&amp;&quot; , &quot;&amp;[.S27]&amp;&quot; , now(), 'JL', now(), 'JL');&quot;" office:value-type="string" office:string-value="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23' , '01044190' , 'WUNDRES B 10 X 20' , 'ALAT' , 'BOX' , '148500' , '0' , '148500' , 500 , 10000 , '2015/12/12' , 1 , 1 , 3 , 3 , 2 , 0 , 0 , 0 , now(), 'JL', now(), 'JL');">
            <text:p>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23' , '01044190' , 'WUNDRES B 10 X 20' , 'ALAT' , 'BOX' , '148500' , '0' , '148500' , 500 , 10000 , '2015/12/12' , 1 , 1 , 3 , 3 , 2 , 0 , 0 , 0 , now(), 'JL', now(), 'JL');</text:p>
          </table:table-cell>
          <table:table-cell table:number-columns-repeated="22"/>
        </table:table-row>
        <table:table-row table:style-name="ro1">
          <table:table-cell table:formula="of:=[.$B$2]&amp;[.$B$3]&amp;[.A28]&amp;&quot; , &quot;&amp;[.B28]&amp;&quot; , &quot;&amp;[.C28]&amp;&quot; , &quot;&amp;[.D28]&amp;&quot; , &quot;&amp;[.E28]&amp;&quot; , &quot;&amp;[.F28]&amp;&quot; , &quot;&amp;[.G28]&amp;&quot; , &quot;&amp;[.H28]&amp;&quot; , &quot;&amp;[.I28]&amp;&quot; , &quot;&amp;[.J28]&amp;&quot; , &quot;&amp;[.K28]&amp;&quot; , &quot;&amp;[.L28]&amp;&quot; , &quot;&amp;[.M28]&amp;&quot; , &quot;&amp;[.N28]&amp;&quot; , &quot;&amp;[.O28]&amp;&quot; , &quot;&amp;[.P28]&amp;&quot; , &quot;&amp;[.Q28]&amp;&quot; , &quot;&amp;[.R28]&amp;&quot; , &quot;&amp;[.S28]&amp;&quot; , now(), 'JL', now(), 'JL');&quot;" office:value-type="string" office:string-value="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24' , '01060081' , 'LAB ELICAL  2' , 'ALAT' , 'BOX' , '0' , '0' , '0' , 500 , 10000 , '2015/12/12' , 1 , 1 , 2 , 2 , 3 , 0 , 0 , 0 , now(), 'JL', now(), 'JL');">
            <text:p>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24' , '01060081' , 'LAB ELICAL <text:s/>2' , 'ALAT' , 'BOX' , '0' , '0' , '0' , 500 , 10000 , '2015/12/12' , 1 , 1 , 2 , 2 , 3 , 0 , 0 , 0 , now(), 'JL', now(), 'JL');</text:p>
          </table:table-cell>
          <table:table-cell table:number-columns-repeated="22"/>
        </table:table-row>
        <table:table-row table:style-name="ro1">
          <table:table-cell table:formula="of:=[.$B$2]&amp;[.$B$3]&amp;[.A29]&amp;&quot; , &quot;&amp;[.B29]&amp;&quot; , &quot;&amp;[.C29]&amp;&quot; , &quot;&amp;[.D29]&amp;&quot; , &quot;&amp;[.E29]&amp;&quot; , &quot;&amp;[.F29]&amp;&quot; , &quot;&amp;[.G29]&amp;&quot; , &quot;&amp;[.H29]&amp;&quot; , &quot;&amp;[.I29]&amp;&quot; , &quot;&amp;[.J29]&amp;&quot; , &quot;&amp;[.K29]&amp;&quot; , &quot;&amp;[.L29]&amp;&quot; , &quot;&amp;[.M29]&amp;&quot; , &quot;&amp;[.N29]&amp;&quot; , &quot;&amp;[.O29]&amp;&quot; , &quot;&amp;[.P29]&amp;&quot; , &quot;&amp;[.Q29]&amp;&quot; , &quot;&amp;[.R29]&amp;&quot; , &quot;&amp;[.S29]&amp;&quot; , now(), 'JL', now(), 'JL');&quot;" office:value-type="string" office:string-value="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25' , '01019548' , 'WIDA NS 1000 ML OGB' , 'FLS' , 'BOX' , '14107' , '0' , '14107' , 500 , 10000 , '2015/12/12' , 1 , 1 , 1 , 1 , 4 , 0 , 0 , 0 , now(), 'JL', now(), 'JL');">
            <text:p>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25' , '01019548' , 'WIDA NS 1000 ML OGB' , 'FLS' , 'BOX' , '14107' , '0' , '14107' , 500 , 10000 , '2015/12/12' , 1 , 1 , 1 , 1 , 4 , 0 , 0 , 0 , now(), 'JL', now(), 'JL');</text:p>
          </table:table-cell>
          <table:table-cell table:number-columns-repeated="22"/>
        </table:table-row>
        <table:table-row table:style-name="ro1">
          <table:table-cell table:formula="of:=[.$B$2]&amp;[.$B$3]&amp;[.A30]&amp;&quot; , &quot;&amp;[.B30]&amp;&quot; , &quot;&amp;[.C30]&amp;&quot; , &quot;&amp;[.D30]&amp;&quot; , &quot;&amp;[.E30]&amp;&quot; , &quot;&amp;[.F30]&amp;&quot; , &quot;&amp;[.G30]&amp;&quot; , &quot;&amp;[.H30]&amp;&quot; , &quot;&amp;[.I30]&amp;&quot; , &quot;&amp;[.J30]&amp;&quot; , &quot;&amp;[.K30]&amp;&quot; , &quot;&amp;[.L30]&amp;&quot; , &quot;&amp;[.M30]&amp;&quot; , &quot;&amp;[.N30]&amp;&quot; , &quot;&amp;[.O30]&amp;&quot; , &quot;&amp;[.P30]&amp;&quot; , &quot;&amp;[.Q30]&amp;&quot; , &quot;&amp;[.R30]&amp;&quot; , &quot;&amp;[.S30]&amp;&quot; , now(), 'JL', now(), 'JL');&quot;" office:value-type="string" office:string-value="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26' , '01033224' , 'MADU TAWON BIMA BESAR' , 'BOT' , 'BOX' , '27000' , '0' , '27000' , 500 , 10000 , '2015/12/12' , 1 , 1 , 5 , 5 , 5 , 0 , 0 , 0 , now(), 'JL', now(), 'JL');">
            <text:p>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26' , '01033224' , 'MADU TAWON BIMA BESAR' , 'BOT' , 'BOX' , '27000' , '0' , '27000' , 500 , 10000 , '2015/12/12' , 1 , 1 , 5 , 5 , 5 , 0 , 0 , 0 , now(), 'JL', now(), 'JL');</text:p>
          </table:table-cell>
          <table:table-cell table:number-columns-repeated="22"/>
        </table:table-row>
        <table:table-row table:style-name="ro1">
          <table:table-cell table:formula="of:=[.$B$2]&amp;[.$B$3]&amp;[.A31]&amp;&quot; , &quot;&amp;[.B31]&amp;&quot; , &quot;&amp;[.C31]&amp;&quot; , &quot;&amp;[.D31]&amp;&quot; , &quot;&amp;[.E31]&amp;&quot; , &quot;&amp;[.F31]&amp;&quot; , &quot;&amp;[.G31]&amp;&quot; , &quot;&amp;[.H31]&amp;&quot; , &quot;&amp;[.I31]&amp;&quot; , &quot;&amp;[.J31]&amp;&quot; , &quot;&amp;[.K31]&amp;&quot; , &quot;&amp;[.L31]&amp;&quot; , &quot;&amp;[.M31]&amp;&quot; , &quot;&amp;[.N31]&amp;&quot; , &quot;&amp;[.O31]&amp;&quot; , &quot;&amp;[.P31]&amp;&quot; , &quot;&amp;[.Q31]&amp;&quot; , &quot;&amp;[.R31]&amp;&quot; , &quot;&amp;[.S31]&amp;&quot; , now(), 'JL', now(), 'JL');&quot;" office:value-type="string" office:string-value="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27' , '01033225' , 'MADU TAWON BIMA KECIL' , 'BOT' , 'BOX' , '20250' , '0' , '20250' , 500 , 10000 , '2015/12/12' , 1 , 1 , 5 , 5 , 2 , 0 , 0 , 0 , now(), 'JL', now(), 'JL');">
            <text:p>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27' , '01033225' , 'MADU TAWON BIMA KECIL' , 'BOT' , 'BOX' , '20250' , '0' , '20250' , 500 , 10000 , '2015/12/12' , 1 , 1 , 5 , 5 , 2 , 0 , 0 , 0 , now(), 'JL', now(), 'JL');</text:p>
          </table:table-cell>
          <table:table-cell table:number-columns-repeated="22"/>
        </table:table-row>
        <table:table-row table:style-name="ro1">
          <table:table-cell table:formula="of:=[.$B$2]&amp;[.$B$3]&amp;[.A32]&amp;&quot; , &quot;&amp;[.B32]&amp;&quot; , &quot;&amp;[.C32]&amp;&quot; , &quot;&amp;[.D32]&amp;&quot; , &quot;&amp;[.E32]&amp;&quot; , &quot;&amp;[.F32]&amp;&quot; , &quot;&amp;[.G32]&amp;&quot; , &quot;&amp;[.H32]&amp;&quot; , &quot;&amp;[.I32]&amp;&quot; , &quot;&amp;[.J32]&amp;&quot; , &quot;&amp;[.K32]&amp;&quot; , &quot;&amp;[.L32]&amp;&quot; , &quot;&amp;[.M32]&amp;&quot; , &quot;&amp;[.N32]&amp;&quot; , &quot;&amp;[.O32]&amp;&quot; , &quot;&amp;[.P32]&amp;&quot; , &quot;&amp;[.Q32]&amp;&quot; , &quot;&amp;[.R32]&amp;&quot; , &quot;&amp;[.S32]&amp;&quot; , now(), 'JL', now(), 'JL');&quot;" office:value-type="string" office:string-value="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28' , '01019549' , 'SODIUM CHLORIDE  1000 ML OTSU OGB' , 'FLS' , 'BOX' , '14107' , '0' , '14107' , 500 , 10000 , '2015/12/12' , 1 , 1 , 1 , 1 , 3 , 0 , 0 , 0 , now(), 'JL', now(), 'JL');">
            <text:p>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28' , '01019549' , 'SODIUM CHLORIDE <text:s/>1000 ML OTSU OGB' , 'FLS' , 'BOX' , '14107' , '0' , '14107' , 500 , 10000 , '2015/12/12' , 1 , 1 , 1 , 1 , 3 , 0 , 0 , 0 , now(), 'JL', now(), 'JL');</text:p>
          </table:table-cell>
          <table:table-cell table:number-columns-repeated="22"/>
        </table:table-row>
        <table:table-row table:style-name="ro1">
          <table:table-cell table:formula="of:=[.$B$2]&amp;[.$B$3]&amp;[.A33]&amp;&quot; , &quot;&amp;[.B33]&amp;&quot; , &quot;&amp;[.C33]&amp;&quot; , &quot;&amp;[.D33]&amp;&quot; , &quot;&amp;[.E33]&amp;&quot; , &quot;&amp;[.F33]&amp;&quot; , &quot;&amp;[.G33]&amp;&quot; , &quot;&amp;[.H33]&amp;&quot; , &quot;&amp;[.I33]&amp;&quot; , &quot;&amp;[.J33]&amp;&quot; , &quot;&amp;[.K33]&amp;&quot; , &quot;&amp;[.L33]&amp;&quot; , &quot;&amp;[.M33]&amp;&quot; , &quot;&amp;[.N33]&amp;&quot; , &quot;&amp;[.O33]&amp;&quot; , &quot;&amp;[.P33]&amp;&quot; , &quot;&amp;[.Q33]&amp;&quot; , &quot;&amp;[.R33]&amp;&quot; , &quot;&amp;[.S33]&amp;&quot; , now(), 'JL', now(), 'JL');&quot;" office:value-type="string" office:string-value="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29' , '01019550' , 'NOVORAVID INJ 100- IU' , 'VIAL' , 'BOX' , '473715' , '0' , '473715' , 500 , 10000 , '2015/12/12' , 1 , 1 , 1 , 1 , 4 , 0 , 0 , 0 , now(), 'JL', now(), 'JL');">
            <text:p>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29' , '01019550' , 'NOVORAVID INJ 100- IU' , 'VIAL' , 'BOX' , '473715' , '0' , '473715' , 500 , 10000 , '2015/12/12' , 1 , 1 , 1 , 1 , 4 , 0 , 0 , 0 , now(), 'JL', now(), 'JL');</text:p>
          </table:table-cell>
          <table:table-cell table:number-columns-repeated="22"/>
        </table:table-row>
        <table:table-row table:style-name="ro1">
          <table:table-cell table:formula="of:=[.$B$2]&amp;[.$B$3]&amp;[.A34]&amp;&quot; , &quot;&amp;[.B34]&amp;&quot; , &quot;&amp;[.C34]&amp;&quot; , &quot;&amp;[.D34]&amp;&quot; , &quot;&amp;[.E34]&amp;&quot; , &quot;&amp;[.F34]&amp;&quot; , &quot;&amp;[.G34]&amp;&quot; , &quot;&amp;[.H34]&amp;&quot; , &quot;&amp;[.I34]&amp;&quot; , &quot;&amp;[.J34]&amp;&quot; , &quot;&amp;[.K34]&amp;&quot; , &quot;&amp;[.L34]&amp;&quot; , &quot;&amp;[.M34]&amp;&quot; , &quot;&amp;[.N34]&amp;&quot; , &quot;&amp;[.O34]&amp;&quot; , &quot;&amp;[.P34]&amp;&quot; , &quot;&amp;[.Q34]&amp;&quot; , &quot;&amp;[.R34]&amp;&quot; , &quot;&amp;[.S34]&amp;&quot; , now(), 'JL', now(), 'JL');&quot;" office:value-type="string" office:string-value="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30' , '01019551' , 'ONDANE INJ 2 MG/2ML' , 'AMP' , 'BOX' , '26700' , '0' , '26700' , 500 , 10000 , '2015/12/12' , 1 , 1 , 1 , 1 , 5 , 0 , 0 , 0 , now(), 'JL', now(), 'JL');">
            <text:p>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30' , '01019551' , 'ONDANE INJ 2 MG/2ML' , 'AMP' , 'BOX' , '26700' , '0' , '26700' , 500 , 10000 , '2015/12/12' , 1 , 1 , 1 , 1 , 5 , 0 , 0 , 0 , now(), 'JL', now(), 'JL');</text:p>
          </table:table-cell>
          <table:table-cell table:number-columns-repeated="22"/>
        </table:table-row>
        <table:table-row table:style-name="ro1">
          <table:table-cell table:formula="of:=[.$B$2]&amp;[.$B$3]&amp;[.A35]&amp;&quot; , &quot;&amp;[.B35]&amp;&quot; , &quot;&amp;[.C35]&amp;&quot; , &quot;&amp;[.D35]&amp;&quot; , &quot;&amp;[.E35]&amp;&quot; , &quot;&amp;[.F35]&amp;&quot; , &quot;&amp;[.G35]&amp;&quot; , &quot;&amp;[.H35]&amp;&quot; , &quot;&amp;[.I35]&amp;&quot; , &quot;&amp;[.J35]&amp;&quot; , &quot;&amp;[.K35]&amp;&quot; , &quot;&amp;[.L35]&amp;&quot; , &quot;&amp;[.M35]&amp;&quot; , &quot;&amp;[.N35]&amp;&quot; , &quot;&amp;[.O35]&amp;&quot; , &quot;&amp;[.P35]&amp;&quot; , &quot;&amp;[.Q35]&amp;&quot; , &quot;&amp;[.R35]&amp;&quot; , &quot;&amp;[.S35]&amp;&quot; , now(), 'JL', now(), 'JL');&quot;" office:value-type="string" office:string-value="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31' , '01019552' , 'EUVAX B 0,5 VAKSIN ADULT' , 'VIAL' , 'BOX' , '61817' , '0' , '61817' , 500 , 10000 , '2015/12/12' , 1 , 1 , 1 , 1 , 6 , 0 , 0 , 0 , now(), 'JL', now(), 'JL');">
            <text:p>Insert into `jbh_ms_inventory` (batch_no, inventory_code, inventory_name, inventory_unit, inventory_delunit, inventory_price_buy, inventory_disc_buy, inventory_base_price, inventory_base_minstock, inventory_base_maxstock, inventory_expire_date, inventory_flags, inventory_isactive, xinv_groupid, xinv_factoryid, xinv_rackid, xinv_coa_persediaanid, xinv_coa_pendapatanid, xinv_coa_biayaid, created_datetime, created_user, update_datetime, update_user) Values ('000031' , '01019552' , 'EUVAX B 0,5 VAKSIN ADULT' , 'VIAL' , 'BOX' , '61817' , '0' , '61817' , 500 , 10000 , '2015/12/12' , 1 , 1 , 1 , 1 , 6 , 0 , 0 , 0 , now(), 'JL', now(), 'JL');</text:p>
          </table:table-cell>
          <table:table-cell table:number-columns-repeated="22"/>
        </table:table-row>
        <table:table-row table:style-name="ro1" table:number-rows-repeated="135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heet2" table:style-name="ta1" table:print="false">
        <table:table-column table:style-name="co2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Rp</number:text>
      <number:number number:decimal-places="0" number:min-integer-digits="1" number:grouping="true"/>
      <number:text> </number:text>
    </number:number-style>
    <number:number-style style:name="N128">
      <number:text>(Rp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p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p</number:text>
      <number:number number:decimal-places="2" number:min-integer-digits="1" number:grouping="true"/>
      <number:text> </number:text>
    </number:number-style>
    <number:number-style style:name="N130">
      <number:text>(Rp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p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 Rp</number:text>
      <number:number number:decimal-places="0" number:min-integer-digits="1" number:grouping="true"/>
      <number:text> </number:text>
    </number:number-style>
    <number:number-style style:name="N132P1" style:volatile="true">
      <number:text> Rp(</number:text>
      <number:number number:decimal-places="0" number:min-integer-digits="1" number:grouping="true"/>
      <number:text>)</number:text>
    </number:number-style>
    <number:number-style style:name="N132P2" style:volatile="true">
      <number:text> Rp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Rp</number:text>
      <number:number number:decimal-places="2" number:min-integer-digits="1" number:grouping="true"/>
      <number:text> </number:text>
    </number:number-style>
    <number:number-style style:name="N133P1" style:volatile="true">
      <number:text> Rp(</number:text>
      <number:number number:decimal-places="2" number:min-integer-digits="1" number:grouping="true"/>
      <number:text>)</number:text>
    </number:number-style>
    <number:number-style style:name="N133P2" style:volatile="true">
      <number:text> Rp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2">11/02/2011</text:date>, <text:time>04:2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02T03:23:17</meta:creation-date>
    <dc:date>2011-11-02T04:21:06</dc:date>
    <meta:editing-duration>PT00H24M55S</meta:editing-duration>
    <meta:editing-cycles>1</meta:editing-cycles>
    <meta:document-statistic meta:table-count="3" meta:cell-count="796" meta:object-count="0"/>
    <meta:generator>OpenOffice.org/3.2$Linux OpenOffice.org_project/320m19$Build-9505</meta:generator>
  </office:meta>
</office:document-meta>
</file>